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_5f_01">
      <style:table-properties table:display="true" style:writing-mode="lr-tb"/>
    </style:style>
    <style:style style:name="ta2" style:family="table" style:master-page-name="PageStyle_5f_ex_5f_02">
      <style:table-properties table:display="true" style:writing-mode="lr-tb"/>
    </style:style>
    <style:style style:name="ta3" style:family="table" style:master-page-name="PageStyle_5f_ex_5f_03">
      <style:table-properties table:display="true" style:writing-mode="lr-tb"/>
    </style:style>
    <style:style style:name="ta4" style:family="table" style:master-page-name="PageStyle_5f_ex_5f_04">
      <style:table-properties table:display="true" style:writing-mode="lr-tb"/>
    </style:style>
    <style:style style:name="ta5" style:family="table" style:master-page-name="PageStyle_5f_ex_5f_05">
      <style:table-properties table:display="true" style:writing-mode="lr-tb"/>
    </style:style>
    <style:style style:name="ta6" style:family="table" style:master-page-name="PageStyle_5f_ex_5f_06">
      <style:table-properties table:display="true" style:writing-mode="lr-tb"/>
    </style:style>
    <style:style style:name="ta7" style:family="table" style:master-page-name="PageStyle_5f_ex_5f_07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_0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UNT(flightId)</text:p>
          </table:table-cell>
          <table:table-cell table:number-columns-repeated="1023"/>
        </table:table-row>
        <table:table-row table:style-name="ro1">
          <table:table-cell table:style-name="ce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_0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AVG(arrdelay)</text:p>
          </table:table-cell>
          <table:table-cell table:style-name="ce1" office:value-type="string" calcext:value-type="string">
            <text:p>AVG(depdelay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E</text:p>
          </table:table-cell>
          <table:table-cell table:style-name="ce2" office:value-type="float" office:value="171250" calcext:value-type="float">
            <text:p>171,250</text:p>
          </table:table-cell>
          <table:table-cell table:style-name="ce2" office:value-type="float" office:value="157500" calcext:value-type="float">
            <text:p>157,5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Q</text:p>
          </table:table-cell>
          <table:table-cell table:style-name="ce3" office:value-type="date" office:date-value="8158-03-01" calcext:value-type="date">
            <text:p>3.8158</text:p>
          </table:table-cell>
          <table:table-cell table:style-name="ce3" office:value-type="date" office:date-value="8684-06-01" calcext:value-type="date">
            <text:p>6.86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Y</text:p>
          </table:table-cell>
          <table:table-cell table:style-name="ce3" office:value-type="date" office:date-value="5000-04-01" calcext:value-type="date">
            <text:p>4.5000</text:p>
          </table:table-cell>
          <table:table-cell table:style-name="ce2" office:value-type="float" office:value="190000" calcext:value-type="float">
            <text:p>19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S</text:p>
          </table:table-cell>
          <table:table-cell table:style-name="ce2" office:value-type="float" office:value="190000" calcext:value-type="float">
            <text:p>190,000</text:p>
          </table:table-cell>
          <table:table-cell table:style-name="ce2" office:value-type="float" office:value="153333" calcext:value-type="float">
            <text:p>153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B</text:p>
          </table:table-cell>
          <table:table-cell table:style-name="ce2" office:value-type="float" office:value="-22500" calcext:value-type="float">
            <text:p>-22,500</text:p>
          </table:table-cell>
          <table:table-cell table:style-name="ce2" office:value-type="float" office:value="-1250" calcext:value-type="float">
            <text:p>-1,2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A</text:p>
          </table:table-cell>
          <table:table-cell table:style-name="ce3" office:value-type="date" office:date-value="2500-01-01" calcext:value-type="date">
            <text:p>1.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</text:p>
          </table:table-cell>
          <table:table-cell table:style-name="ce3" office:value-type="date" office:date-value="8571-01-01" calcext:value-type="date">
            <text:p>1.8571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E</text:p>
          </table:table-cell>
          <table:table-cell table:style-name="ce3" office:value-type="date" office:date-value="2000-07-01" calcext:value-type="date">
            <text:p>7.2000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3" office:value-type="date" office:date-value="5720-09-01" calcext:value-type="date">
            <text:p>9.5720</text:p>
          </table:table-cell>
          <table:table-cell table:style-name="ce3" office:value-type="date" office:date-value="8833-09-01" calcext:value-type="date">
            <text:p>9.88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W</text:p>
          </table:table-cell>
          <table:table-cell table:style-name="ce2" office:value-type="float" office:value="6667" calcext:value-type="float">
            <text:p>6,667</text:p>
          </table:table-cell>
          <table:table-cell table:style-name="ce3" office:value-type="date" office:date-value="6667-01-01" calcext:value-type="date">
            <text:p>1.6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3" office:value-type="date" office:date-value="5455-01-01" calcext:value-type="date">
            <text:p>1.5455</text:p>
          </table:table-cell>
          <table:table-cell table:style-name="ce3" office:value-type="date" office:date-value="2273-01-01" calcext:value-type="date">
            <text:p>1.22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VL</text:p>
          </table:table-cell>
          <table:table-cell table:style-name="ce2" office:value-type="float" office:value="-76667" calcext:value-type="float">
            <text:p>-76,667</text:p>
          </table:table-cell>
          <table:table-cell table:style-name="ce2" office:value-type="float" office:value="-33333" calcext:value-type="float">
            <text:p>-33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ZO</text:p>
          </table:table-cell>
          <table:table-cell table:style-name="ce2" office:value-type="float" office:value="-100000" calcext:value-type="float">
            <text:p>-100,000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2" office:value-type="float" office:value="-44348" calcext:value-type="float">
            <text:p>-44,348</text:p>
          </table:table-cell>
          <table:table-cell table:style-name="ce3" office:value-type="date" office:date-value="7826-02-01" calcext:value-type="date">
            <text:p>2.78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T</text:p>
          </table:table-cell>
          <table:table-cell table:style-name="ce3" office:value-type="date" office:date-value="2000-01-01" calcext:value-type="date">
            <text:p>1.2000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FL</text:p>
          </table:table-cell>
          <table:table-cell table:style-name="ce2" office:value-type="float" office:value="-60000" calcext:value-type="float">
            <text:p>-60,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GR</text:p>
          </table:table-cell>
          <table:table-cell table:style-name="ce2" office:value-type="float" office:value="450000" calcext:value-type="float">
            <text:p>450,000</text:p>
          </table:table-cell>
          <table:table-cell table:style-name="ce2" office:value-type="float" office:value="600000" calcext:value-type="float">
            <text:p>60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HM</text:p>
          </table:table-cell>
          <table:table-cell table:style-name="ce3" office:value-type="date" office:date-value="7500-05-01" calcext:value-type="date">
            <text:p>5.7500</text:p>
          </table:table-cell>
          <table:table-cell table:style-name="ce3" office:value-type="date" office:date-value="3750-08-01" calcext:value-type="date">
            <text:p>8.37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L</text:p>
          </table:table-cell>
          <table:table-cell table:style-name="ce2" office:value-type="float" office:value="140000" calcext:value-type="float">
            <text:p>140,000</text:p>
          </table:table-cell>
          <table:table-cell table:style-name="ce3" office:value-type="date" office:date-value="5000-04-01" calcext:value-type="date">
            <text:p>4.5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S</text:p>
          </table:table-cell>
          <table:table-cell table:style-name="ce2" office:value-type="float" office:value="170000" calcext:value-type="float">
            <text:p>170,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NA</text:p>
          </table:table-cell>
          <table:table-cell table:style-name="ce3" office:value-type="date" office:date-value="8936-07-01" calcext:value-type="date">
            <text:p>7.8936</text:p>
          </table:table-cell>
          <table:table-cell table:style-name="ce3" office:value-type="date" office:date-value="9574-08-01" calcext:value-type="date">
            <text:p>8.95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I</text:p>
          </table:table-cell>
          <table:table-cell table:style-name="ce3" office:value-type="date" office:date-value="6667-03-01" calcext:value-type="date">
            <text:p>3.6667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3" office:value-type="date" office:date-value="8286-05-01" calcext:value-type="date">
            <text:p>5.8286</text:p>
          </table:table-cell>
          <table:table-cell table:style-name="ce3" office:value-type="date" office:date-value="3238-08-01" calcext:value-type="date">
            <text:p>8.32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TR</text:p>
          </table:table-cell>
          <table:table-cell table:style-name="ce3" office:value-type="date" office:date-value="6667-07-01" calcext:value-type="date">
            <text:p>7.6667</text:p>
          </table:table-cell>
          <table:table-cell table:style-name="ce2" office:value-type="float" office:value="-8333" calcext:value-type="float">
            <text:p>-8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TV</text:p>
          </table:table-cell>
          <table:table-cell table:style-name="ce2" office:value-type="float" office:value="-114444" calcext:value-type="float">
            <text:p>-114,444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F</text:p>
          </table:table-cell>
          <table:table-cell table:style-name="ce3" office:value-type="date" office:date-value="6818-01-01" calcext:value-type="date">
            <text:p>1.6818</text:p>
          </table:table-cell>
          <table:table-cell table:style-name="ce3" office:value-type="date" office:date-value="4091-04-01" calcext:value-type="date">
            <text:p>4.40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3" office:value-type="date" office:date-value="2000-06-01" calcext:value-type="date">
            <text:p>6.2000</text:p>
          </table:table-cell>
          <table:table-cell table:style-name="ce3" office:value-type="date" office:date-value="6667-06-01" calcext:value-type="date">
            <text:p>6.6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2" office:value-type="float" office:value="132794" calcext:value-type="float">
            <text:p>132,794</text:p>
          </table:table-cell>
          <table:table-cell table:style-name="ce3" office:value-type="date" office:date-value="4559-12-01" calcext:value-type="date">
            <text:p>12.45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ZN</text:p>
          </table:table-cell>
          <table:table-cell table:style-name="ce2" office:value-type="float" office:value="-55000" calcext:value-type="float">
            <text:p>-55,000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E</text:p>
          </table:table-cell>
          <table:table-cell table:style-name="ce2" office:value-type="float" office:value="168750" calcext:value-type="float">
            <text:p>168,750</text:p>
          </table:table-cell>
          <table:table-cell table:style-name="ce2" office:value-type="float" office:value="227500" calcext:value-type="float">
            <text:p>227,5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</text:p>
          </table:table-cell>
          <table:table-cell table:style-name="ce3" office:value-type="date" office:date-value="2000-05-01" calcext:value-type="date">
            <text:p>5.2000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</text:p>
          </table:table-cell>
          <table:table-cell table:style-name="ce3" office:value-type="date" office:date-value="2000-01-01" calcext:value-type="date">
            <text:p>1.2000</text:p>
          </table:table-cell>
          <table:table-cell table:style-name="ce2" office:value-type="float" office:value="-5000" calcext:value-type="float">
            <text:p>-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S</text:p>
          </table:table-cell>
          <table:table-cell table:style-name="ce2" office:value-type="float" office:value="216000" calcext:value-type="float">
            <text:p>216,000</text:p>
          </table:table-cell>
          <table:table-cell table:style-name="ce2" office:value-type="float" office:value="188000" calcext:value-type="float">
            <text:p>188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D</text:p>
          </table:table-cell>
          <table:table-cell table:style-name="ce3" office:value-type="date" office:date-value="2000-12-01" calcext:value-type="date">
            <text:p>12.2000</text:p>
          </table:table-cell>
          <table:table-cell table:style-name="ce3" office:value-type="date" office:date-value="8000-07-01" calcext:value-type="date">
            <text:p>7.8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3" office:value-type="date" office:date-value="4154-04-01" calcext:value-type="date">
            <text:p>4.4154</text:p>
          </table:table-cell>
          <table:table-cell table:style-name="ce3" office:value-type="date" office:date-value="6154-05-01" calcext:value-type="date">
            <text:p>5.61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L</text:p>
          </table:table-cell>
          <table:table-cell table:style-name="ce2" office:value-type="float" office:value="-160000" calcext:value-type="float">
            <text:p>-160,000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3" office:value-type="date" office:date-value="2653-10-01" calcext:value-type="date">
            <text:p>10.2653</text:p>
          </table:table-cell>
          <table:table-cell table:style-name="ce3" office:value-type="date" office:date-value="6020-12-01" calcext:value-type="date">
            <text:p>12.60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2" office:value-type="float" office:value="136429" calcext:value-type="float">
            <text:p>136,429</text:p>
          </table:table-cell>
          <table:table-cell table:style-name="ce2" office:value-type="float" office:value="135000" calcext:value-type="float">
            <text:p>13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MI</text:p>
          </table:table-cell>
          <table:table-cell table:style-name="ce2" office:value-type="float" office:value="-10000" calcext:value-type="float">
            <text:p>-10,000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style-name="ce2" office:value-type="float" office:value="204167" calcext:value-type="float">
            <text:p>204,167</text:p>
          </table:table-cell>
          <table:table-cell table:style-name="ce2" office:value-type="float" office:value="201667" calcext:value-type="float">
            <text:p>201,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P</text:p>
          </table:table-cell>
          <table:table-cell table:style-name="ce2" office:value-type="float" office:value="-68333" calcext:value-type="float">
            <text:p>-68,333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W</text:p>
          </table:table-cell>
          <table:table-cell table:style-name="ce2" office:value-type="float" office:value="140000" calcext:value-type="float">
            <text:p>140,000</text:p>
          </table:table-cell>
          <table:table-cell table:style-name="ce2" office:value-type="float" office:value="177500" calcext:value-type="float">
            <text:p>177,5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SG</text:p>
          </table:table-cell>
          <table:table-cell table:style-name="ce2" office:value-type="float" office:value="180000" calcext:value-type="float">
            <text:p>180,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3" office:value-type="date" office:date-value="2500-06-01" calcext:value-type="date">
            <text:p>6.2500</text:p>
          </table:table-cell>
          <table:table-cell table:style-name="ce3" office:value-type="string" calcext:value-type="string">
            <text:p>6.17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B</text:p>
          </table:table-cell>
          <table:table-cell table:style-name="ce2" office:value-type="float" office:value="240000" calcext:value-type="float">
            <text:p>240,000</text:p>
          </table:table-cell>
          <table:table-cell table:style-name="ce2" office:value-type="float" office:value="200000" calcext:value-type="float">
            <text:p>20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3" office:value-type="date" office:date-value="3095-07-01" calcext:value-type="date">
            <text:p>7.3095</text:p>
          </table:table-cell>
          <table:table-cell table:style-name="ce3" office:value-type="date" office:date-value="4286-08-01" calcext:value-type="date">
            <text:p>8.42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2" office:value-type="float" office:value="278000" calcext:value-type="float">
            <text:p>278,000</text:p>
          </table:table-cell>
          <table:table-cell table:style-name="ce2" office:value-type="float" office:value="315000" calcext:value-type="float">
            <text:p>31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3" office:value-type="date" office:date-value="8485-03-01" calcext:value-type="date">
            <text:p>3.8485</text:p>
          </table:table-cell>
          <table:table-cell table:style-name="ce3" office:value-type="date" office:date-value="1970-03-01" calcext:value-type="date">
            <text:p>3.19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3" office:value-type="string" calcext:value-type="string">
            <text:p>5.1681</text:p>
          </table:table-cell>
          <table:table-cell table:style-name="ce3" office:value-type="date" office:date-value="4454-06-01" calcext:value-type="date">
            <text:p>6.44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T</text:p>
          </table:table-cell>
          <table:table-cell table:style-name="ce3" office:value-type="date" office:date-value="6667-01-01" calcext:value-type="date">
            <text:p>1.6667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3" office:value-type="date" office:date-value="1975-06-01" calcext:value-type="date">
            <text:p>6.1975</text:p>
          </table:table-cell>
          <table:table-cell table:style-name="ce3" office:value-type="date" office:date-value="2058-09-01" calcext:value-type="date">
            <text:p>9.205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SM</text:p>
          </table:table-cell>
          <table:table-cell table:style-name="ce2" office:value-type="float" office:value="-46667" calcext:value-type="float">
            <text:p>-46,667</text:p>
          </table:table-cell>
          <table:table-cell table:style-name="ce2" office:value-type="float" office:value="-18333" calcext:value-type="float">
            <text:p>-18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3" office:value-type="date" office:date-value="8700-12-01" calcext:value-type="date">
            <text:p>12.8700</text:p>
          </table:table-cell>
          <table:table-cell table:style-name="ce3" office:value-type="date" office:date-value="9600-12-01" calcext:value-type="date">
            <text:p>12.96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GE</text:p>
          </table:table-cell>
          <table:table-cell table:style-name="ce2" office:value-type="float" office:value="4800000" calcext:value-type="float">
            <text:p>4,800,000</text:p>
          </table:table-cell>
          <table:table-cell table:style-name="ce2" office:value-type="float" office:value="4960000" calcext:value-type="float">
            <text:p>4,96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KO</text:p>
          </table:table-cell>
          <table:table-cell table:style-name="ce2" office:value-type="float" office:value="-145000" calcext:value-type="float">
            <text:p>-145,000</text:p>
          </table:table-cell>
          <table:table-cell table:style-name="ce2" office:value-type="float" office:value="-45000" calcext:value-type="float">
            <text:p>-4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2" office:value-type="float" office:value="-5500" calcext:value-type="float">
            <text:p>-5,500</text:p>
          </table:table-cell>
          <table:table-cell table:style-name="ce3" office:value-type="date" office:date-value="9000-01-01" calcext:value-type="date">
            <text:p>1.9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I</text:p>
          </table:table-cell>
          <table:table-cell table:style-name="ce3" office:value-type="date" office:date-value="5000-04-01" calcext:value-type="date">
            <text:p>4.5000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UG</text:p>
          </table:table-cell>
          <table:table-cell table:style-name="ce3" office:value-type="date" office:date-value="2000-07-01" calcext:value-type="date">
            <text:p>7.2000</text:p>
          </table:table-cell>
          <table:table-cell table:style-name="ce2" office:value-type="float" office:value="156667" calcext:value-type="float">
            <text:p>156,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VV</text:p>
          </table:table-cell>
          <table:table-cell table:style-name="ce3" office:value-type="date" office:date-value="2000-02-01" calcext:value-type="date">
            <text:p>2.2000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2" office:value-type="float" office:value="133839" calcext:value-type="float">
            <text:p>133,839</text:p>
          </table:table-cell>
          <table:table-cell table:style-name="ce2" office:value-type="float" office:value="139196" calcext:value-type="float">
            <text:p>139,1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I</text:p>
          </table:table-cell>
          <table:table-cell table:style-name="ce3" office:value-type="date" office:date-value="2000-04-01" calcext:value-type="date">
            <text:p>4.2000</text:p>
          </table:table-cell>
          <table:table-cell table:style-name="ce3" office:value-type="date" office:date-value="5000-04-01" calcext:value-type="date">
            <text:p>4.5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T</text:p>
          </table:table-cell>
          <table:table-cell table:style-name="ce2" office:value-type="float" office:value="-33333" calcext:value-type="float">
            <text:p>-33,333</text:p>
          </table:table-cell>
          <table:table-cell table:style-name="ce2" office:value-type="float" office:value="-16667" calcext:value-type="float">
            <text:p>-16,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Y</text:p>
          </table:table-cell>
          <table:table-cell table:style-name="ce3" office:value-type="date" office:date-value="2000-01-01" calcext:value-type="date">
            <text:p>1.2000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2" office:value-type="float" office:value="224186" calcext:value-type="float">
            <text:p>224,186</text:p>
          </table:table-cell>
          <table:table-cell table:style-name="ce2" office:value-type="float" office:value="227674" calcext:value-type="float">
            <text:p>227,6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NT</text:p>
          </table:table-cell>
          <table:table-cell table:style-name="ce2" office:value-type="float" office:value="-40000" calcext:value-type="float">
            <text:p>-40,000</text:p>
          </table:table-cell>
          <table:table-cell table:style-name="ce2" office:value-type="float" office:value="-75000" calcext:value-type="float">
            <text:p>-7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SD</text:p>
          </table:table-cell>
          <table:table-cell table:style-name="ce3" office:value-type="date" office:date-value="7500-02-01" calcext:value-type="date">
            <text:p>2.7500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WA</text:p>
          </table:table-cell>
          <table:table-cell table:style-name="ce2" office:value-type="float" office:value="-20000" calcext:value-type="float">
            <text:p>-20,000</text:p>
          </table:table-cell>
          <table:table-cell table:style-name="ce2" office:value-type="float" office:value="-8333" calcext:value-type="float">
            <text:p>-8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2" office:value-type="float" office:value="-30000" calcext:value-type="float">
            <text:p>-30,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G</text:p>
          </table:table-cell>
          <table:table-cell table:style-name="ce3" office:value-type="date" office:date-value="2143-03-01" calcext:value-type="date">
            <text:p>3.2143</text:p>
          </table:table-cell>
          <table:table-cell table:style-name="ce3" office:value-type="date" office:date-value="3571-05-01" calcext:value-type="date">
            <text:p>5.35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FK</text:p>
          </table:table-cell>
          <table:table-cell table:style-name="ce3" office:value-type="date" office:date-value="2000-06-01" calcext:value-type="date">
            <text:p>6.2000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NV</text:p>
          </table:table-cell>
          <table:table-cell table:style-name="ce2" office:value-type="float" office:value="793333" calcext:value-type="float">
            <text:p>793,333</text:p>
          </table:table-cell>
          <table:table-cell table:style-name="ce2" office:value-type="float" office:value="783333" calcext:value-type="float">
            <text:p>783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PT</text:p>
          </table:table-cell>
          <table:table-cell table:style-name="ce3" office:value-type="date" office:date-value="6667-05-01" calcext:value-type="date">
            <text:p>5.6667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B</text:p>
          </table:table-cell>
          <table:table-cell table:style-name="ce3" office:value-type="date" office:date-value="5000-02-01" calcext:value-type="date">
            <text:p>2.5000</text:p>
          </table:table-cell>
          <table:table-cell table:style-name="ce2" office:value-type="float" office:value="-5000" calcext:value-type="float">
            <text:p>-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K</text:p>
          </table:table-cell>
          <table:table-cell table:style-name="ce3" office:value-type="date" office:date-value="2000-07-01" calcext:value-type="date">
            <text:p>7.2000</text:p>
          </table:table-cell>
          <table:table-cell table:style-name="ce3" office:value-type="date" office:date-value="5000-01-01" calcext:value-type="date">
            <text:p>1.5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R</text:p>
          </table:table-cell>
          <table:table-cell table:style-name="ce2" office:value-type="float" office:value="-38333" calcext:value-type="float">
            <text:p>-38,333</text:p>
          </table:table-cell>
          <table:table-cell table:style-name="ce2" office:value-type="float" office:value="-16667" calcext:value-type="float">
            <text:p>-16,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SO</text:p>
          </table:table-cell>
          <table:table-cell table:style-name="ce2" office:value-type="float" office:value="-53077" calcext:value-type="float">
            <text:p>-53,077</text:p>
          </table:table-cell>
          <table:table-cell table:style-name="ce2" office:value-type="float" office:value="-18462" calcext:value-type="float">
            <text:p>-18,4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SP</text:p>
          </table:table-cell>
          <table:table-cell table:style-name="ce3" office:value-type="date" office:date-value="2000-11-01" calcext:value-type="date">
            <text:p>11.2000</text:p>
          </table:table-cell>
          <table:table-cell table:style-name="ce2" office:value-type="float" office:value="151667" calcext:value-type="float">
            <text:p>151,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TF</text:p>
          </table:table-cell>
          <table:table-cell table:style-name="ce2" office:value-type="float" office:value="-60000" calcext:value-type="float">
            <text:p>-60,000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DN</text:p>
          </table:table-cell>
          <table:table-cell table:style-name="ce3" office:value-type="date" office:date-value="2000-01-01" calcext:value-type="date">
            <text:p>1.2000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LN</text:p>
          </table:table-cell>
          <table:table-cell table:style-name="ce2" office:value-type="float" office:value="240000" calcext:value-type="float">
            <text:p>240,000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2" office:value-type="float" office:value="229048" calcext:value-type="float">
            <text:p>229,048</text:p>
          </table:table-cell>
          <table:table-cell table:style-name="ce2" office:value-type="float" office:value="256667" calcext:value-type="float">
            <text:p>256,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3" office:value-type="string" calcext:value-type="string">
            <text:p>8.1667</text:p>
          </table:table-cell>
          <table:table-cell table:style-name="ce3" office:value-type="date" office:date-value="6667-09-01" calcext:value-type="date">
            <text:p>9.6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PN</text:p>
          </table:table-cell>
          <table:table-cell table:style-name="ce2" office:value-type="float" office:value="242500" calcext:value-type="float">
            <text:p>242,500</text:p>
          </table:table-cell>
          <table:table-cell table:style-name="ce2" office:value-type="float" office:value="347500" calcext:value-type="float">
            <text:p>347,5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RL</text:p>
          </table:table-cell>
          <table:table-cell table:style-name="ce2" office:value-type="float" office:value="-35000" calcext:value-type="float">
            <text:p>-35,000</text:p>
          </table:table-cell>
          <table:table-cell table:style-name="ce2" office:value-type="float" office:value="-7500" calcext:value-type="float">
            <text:p>-7,5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SV</text:p>
          </table:table-cell>
          <table:table-cell table:style-name="ce3" office:value-type="date" office:date-value="7143-10-01" calcext:value-type="date">
            <text:p>10.7143</text:p>
          </table:table-cell>
          <table:table-cell table:style-name="ce3" office:value-type="date" office:date-value="5714-10-01" calcext:value-type="date">
            <text:p>10.57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TS</text:p>
          </table:table-cell>
          <table:table-cell table:number-columns-repeated="2" table:style-name="ce2" office:value-type="float" office:value="3333" calcext:value-type="float">
            <text:p>3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2" office:value-type="float" office:value="6591" calcext:value-type="float">
            <text:p>6,591</text:p>
          </table:table-cell>
          <table:table-cell table:style-name="ce3" office:value-type="date" office:date-value="8409-02-01" calcext:value-type="date">
            <text:p>2.84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3" office:value-type="date" office:date-value="8396-04-01" calcext:value-type="date">
            <text:p>4.8396</text:p>
          </table:table-cell>
          <table:table-cell table:style-name="ce3" office:value-type="date" office:date-value="6415-05-01" calcext:value-type="date">
            <text:p>5.64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T</text:p>
          </table:table-cell>
          <table:table-cell table:style-name="ce3" office:value-type="string" calcext:value-type="string">
            <text:p>10.1429</text:p>
          </table:table-cell>
          <table:table-cell table:style-name="ce3" office:value-type="date" office:date-value="7143-08-01" calcext:value-type="date">
            <text:p>8.71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DA</text:p>
          </table:table-cell>
          <table:table-cell table:style-name="ce2" office:value-type="float" office:value="310000" calcext:value-type="float">
            <text:p>310,000</text:p>
          </table:table-cell>
          <table:table-cell table:style-name="ce2" office:value-type="float" office:value="350000" calcext:value-type="float">
            <text:p>35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LM</text:p>
          </table:table-cell>
          <table:table-cell table:style-name="ce3" office:value-type="date" office:date-value="2000-09-01" calcext:value-type="date">
            <text:p>9.2000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2" office:value-type="float" office:value="227647" calcext:value-type="float">
            <text:p>227,647</text:p>
          </table:table-cell>
          <table:table-cell table:style-name="ce2" office:value-type="float" office:value="228235" calcext:value-type="float">
            <text:p>228,2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P</text:p>
          </table:table-cell>
          <table:table-cell table:style-name="ce3" office:value-type="date" office:date-value="8000-01-01" calcext:value-type="date">
            <text:p>1.8000</text:p>
          </table:table-cell>
          <table:table-cell table:style-name="ce3" office:value-type="date" office:date-value="3000-06-01" calcext:value-type="date">
            <text:p>6.3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O</text:p>
          </table:table-cell>
          <table:table-cell table:style-name="ce2" office:value-type="float" office:value="-26667" calcext:value-type="float">
            <text:p>-26,667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C</text:p>
          </table:table-cell>
          <table:table-cell table:style-name="ce3" office:value-type="date" office:date-value="2000-11-01" calcext:value-type="date">
            <text:p>11.2000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2" office:value-type="float" office:value="-27273" calcext:value-type="float">
            <text:p>-27,273</text:p>
          </table:table-cell>
          <table:table-cell table:style-name="ce3" office:value-type="string" calcext:value-type="string">
            <text:p>1.18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X</text:p>
          </table:table-cell>
          <table:table-cell table:style-name="ce3" office:value-type="date" office:date-value="6667-03-01" calcext:value-type="date">
            <text:p>3.6667</text:p>
          </table:table-cell>
          <table:table-cell table:style-name="ce3" office:value-type="date" office:date-value="2778-04-01" calcext:value-type="date">
            <text:p>4.27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2" office:value-type="float" office:value="243485" calcext:value-type="float">
            <text:p>243,485</text:p>
          </table:table-cell>
          <table:table-cell table:style-name="ce2" office:value-type="float" office:value="263788" calcext:value-type="float">
            <text:p>263,7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NU</text:p>
          </table:table-cell>
          <table:table-cell table:style-name="ce2" office:value-type="float" office:value="166667" calcext:value-type="float">
            <text:p>166,667</text:p>
          </table:table-cell>
          <table:table-cell table:style-name="ce2" office:value-type="float" office:value="133333" calcext:value-type="float">
            <text:p>133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OA</text:p>
          </table:table-cell>
          <table:table-cell table:style-name="ce2" office:value-type="float" office:value="-58571" calcext:value-type="float">
            <text:p>-58,571</text:p>
          </table:table-cell>
          <table:table-cell table:style-name="ce2" office:value-type="float" office:value="-22857" calcext:value-type="float">
            <text:p>-22,8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TN</text:p>
          </table:table-cell>
          <table:table-cell table:style-name="ce2" office:value-type="float" office:value="-185000" calcext:value-type="float">
            <text:p>-185,000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N</text:p>
          </table:table-cell>
          <table:table-cell table:style-name="ce3" office:value-type="date" office:date-value="2000-10-01" calcext:value-type="date">
            <text:p>10.2000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3" office:value-type="date" office:date-value="7882-06-01" calcext:value-type="date">
            <text:p>6.7882</text:p>
          </table:table-cell>
          <table:table-cell table:style-name="ce3" office:value-type="date" office:date-value="5647-07-01" calcext:value-type="date">
            <text:p>7.56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3" office:value-type="date" office:date-value="6599-03-01" calcext:value-type="date">
            <text:p>3.6599</text:p>
          </table:table-cell>
          <table:table-cell table:style-name="ce3" office:value-type="string" calcext:value-type="string">
            <text:p>7.08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BB</text:p>
          </table:table-cell>
          <table:table-cell table:style-name="ce3" office:value-type="date" office:date-value="6000-01-01" calcext:value-type="date">
            <text:p>1.6000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X</text:p>
          </table:table-cell>
          <table:table-cell table:style-name="ce2" office:value-type="float" office:value="-53333" calcext:value-type="float">
            <text:p>-53,333</text:p>
          </table:table-cell>
          <table:table-cell table:style-name="ce2" office:value-type="float" office:value="-6667" calcext:value-type="float">
            <text:p>-6,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3" office:value-type="date" office:date-value="9043-11-01" calcext:value-type="date">
            <text:p>11.9043</text:p>
          </table:table-cell>
          <table:table-cell table:style-name="ce3" office:value-type="date" office:date-value="2261-10-01" calcext:value-type="date">
            <text:p>10.22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GB</text:p>
          </table:table-cell>
          <table:table-cell table:style-name="ce3" office:value-type="date" office:date-value="2000-11-01" calcext:value-type="date">
            <text:p>11.2000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H</text:p>
          </table:table-cell>
          <table:table-cell table:style-name="ce3" office:value-type="date" office:date-value="2000-01-01" calcext:value-type="date">
            <text:p>1.2000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T</text:p>
          </table:table-cell>
          <table:table-cell table:style-name="ce3" office:value-type="date" office:date-value="2000-09-01" calcext:value-type="date">
            <text:p>9.2000</text:p>
          </table:table-cell>
          <table:table-cell table:style-name="ce3" office:value-type="string" calcext:value-type="string">
            <text:p>7.11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NK</text:p>
          </table:table-cell>
          <table:table-cell table:style-name="ce2" office:value-type="float" office:value="-45000" calcext:value-type="float">
            <text:p>-45,000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F</text:p>
          </table:table-cell>
          <table:table-cell table:style-name="ce2" office:value-type="float" office:value="-34000" calcext:value-type="float">
            <text:p>-34,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BS</text:p>
          </table:table-cell>
          <table:table-cell table:style-name="ce2" office:value-type="float" office:value="-13333" calcext:value-type="float">
            <text:p>-13,333</text:p>
          </table:table-cell>
          <table:table-cell table:style-name="ce2" office:value-type="float" office:value="-6667" calcext:value-type="float">
            <text:p>-6,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2" office:value-type="float" office:value="192889" calcext:value-type="float">
            <text:p>192,889</text:p>
          </table:table-cell>
          <table:table-cell table:style-name="ce2" office:value-type="float" office:value="192000" calcext:value-type="float">
            <text:p>192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CN</text:p>
          </table:table-cell>
          <table:table-cell table:style-name="ce3" office:value-type="date" office:date-value="2000-05-01" calcext:value-type="date">
            <text:p>5.2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3" office:value-type="date" office:date-value="6269-10-01" calcext:value-type="date">
            <text:p>10.6269</text:p>
          </table:table-cell>
          <table:table-cell table:style-name="ce2" office:value-type="float" office:value="134478" calcext:value-type="float">
            <text:p>134,4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DT</text:p>
          </table:table-cell>
          <table:table-cell table:style-name="ce3" office:value-type="date" office:date-value="8750-07-01" calcext:value-type="date">
            <text:p>7.8750</text:p>
          </table:table-cell>
          <table:table-cell table:style-name="ce3" office:value-type="date" office:date-value="6250-01-01" calcext:value-type="date">
            <text:p>1.62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DW</text:p>
          </table:table-cell>
          <table:table-cell table:style-name="ce3" office:value-type="date" office:date-value="2619-06-01" calcext:value-type="date">
            <text:p>6.2619</text:p>
          </table:table-cell>
          <table:table-cell table:style-name="ce3" office:value-type="date" office:date-value="2857-09-01" calcext:value-type="date">
            <text:p>9.28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3" office:value-type="string" calcext:value-type="string">
            <text:p>6.0238</text:p>
          </table:table-cell>
          <table:table-cell table:style-name="ce3" office:value-type="string" calcext:value-type="string">
            <text:p>6.07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FE</text:p>
          </table:table-cell>
          <table:table-cell table:style-name="ce2" office:value-type="float" office:value="-45000" calcext:value-type="float">
            <text:p>-45,000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FR</text:p>
          </table:table-cell>
          <table:table-cell table:style-name="ce3" office:value-type="date" office:date-value="2000-11-01" calcext:value-type="date">
            <text:p>11.2000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GM</text:p>
          </table:table-cell>
          <table:table-cell table:style-name="ce2" office:value-type="float" office:value="-20000" calcext:value-type="float">
            <text:p>-20,000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HT</text:p>
          </table:table-cell>
          <table:table-cell table:style-name="ce2" office:value-type="float" office:value="-15000" calcext:value-type="float">
            <text:p>-15,000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3" office:value-type="date" office:date-value="9706-05-01" calcext:value-type="date">
            <text:p>5.9706</text:p>
          </table:table-cell>
          <table:table-cell table:style-name="ce3" office:value-type="date" office:date-value="6618-08-01" calcext:value-type="date">
            <text:p>8.66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KE</text:p>
          </table:table-cell>
          <table:table-cell table:style-name="ce2" office:value-type="float" office:value="-11538" calcext:value-type="float">
            <text:p>-11,538</text:p>
          </table:table-cell>
          <table:table-cell table:style-name="ce2" office:value-type="float" office:value="4615" calcext:value-type="float">
            <text:p>4,6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B</text:p>
          </table:table-cell>
          <table:table-cell table:style-name="ce2" office:value-type="float" office:value="356667" calcext:value-type="float">
            <text:p>356,667</text:p>
          </table:table-cell>
          <table:table-cell table:style-name="ce2" office:value-type="float" office:value="376667" calcext:value-type="float">
            <text:p>376,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I</text:p>
          </table:table-cell>
          <table:table-cell table:style-name="ce3" office:value-type="date" office:date-value="4000-05-01" calcext:value-type="date">
            <text:p>5.4000</text:p>
          </table:table-cell>
          <table:table-cell table:style-name="ce3" office:value-type="date" office:date-value="4000-01-01" calcext:value-type="date">
            <text:p>1.4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L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B</text:p>
          </table:table-cell>
          <table:table-cell table:style-name="ce2" office:value-type="float" office:value="210000" calcext:value-type="float">
            <text:p>210,000</text:p>
          </table:table-cell>
          <table:table-cell table:style-name="ce2" office:value-type="float" office:value="138000" calcext:value-type="float">
            <text:p>138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D</text:p>
          </table:table-cell>
          <table:table-cell table:style-name="ce2" office:value-type="float" office:value="-130000" calcext:value-type="float">
            <text:p>-130,000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T</text:p>
          </table:table-cell>
          <table:table-cell table:style-name="ce2" office:value-type="float" office:value="-50000" calcext:value-type="float">
            <text:p>-50,000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RY</text:p>
          </table:table-cell>
          <table:table-cell table:style-name="ce2" office:value-type="float" office:value="-45000" calcext:value-type="float">
            <text:p>-45,000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SN</text:p>
          </table:table-cell>
          <table:table-cell table:style-name="ce3" office:value-type="date" office:date-value="2000-04-01" calcext:value-type="date">
            <text:p>4.2000</text:p>
          </table:table-cell>
          <table:table-cell table:style-name="ce3" office:value-type="date" office:date-value="4286-01-01" calcext:value-type="date">
            <text:p>1.42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SO</text:p>
          </table:table-cell>
          <table:table-cell table:style-name="ce2" office:value-type="float" office:value="-46667" calcext:value-type="float">
            <text:p>-46,667</text:p>
          </table:table-cell>
          <table:table-cell table:style-name="ce2" office:value-type="float" office:value="-13333" calcext:value-type="float">
            <text:p>-13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3" office:value-type="date" office:date-value="6036-03-01" calcext:value-type="date">
            <text:p>3.6036</text:p>
          </table:table-cell>
          <table:table-cell table:style-name="ce3" office:value-type="date" office:date-value="7207-05-01" calcext:value-type="date">
            <text:p>5.72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3" office:value-type="date" office:date-value="8621-01-01" calcext:value-type="date">
            <text:p>1.8621</text:p>
          </table:table-cell>
          <table:table-cell table:style-name="ce3" office:value-type="date" office:date-value="6552-01-01" calcext:value-type="date">
            <text:p>1.65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TJ</text:p>
          </table:table-cell>
          <table:table-cell table:style-name="ce2" office:value-type="float" office:value="370000" calcext:value-type="float">
            <text:p>370,000</text:p>
          </table:table-cell>
          <table:table-cell table:style-name="ce2" office:value-type="float" office:value="410000" calcext:value-type="float">
            <text:p>41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YR</text:p>
          </table:table-cell>
          <table:table-cell table:style-name="ce2" office:value-type="float" office:value="-80000" calcext:value-type="float">
            <text:p>-80,000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3" office:value-type="date" office:date-value="3000-03-01" calcext:value-type="date">
            <text:p>3.3000</text:p>
          </table:table-cell>
          <table:table-cell table:style-name="ce3" office:value-type="date" office:date-value="4250-04-01" calcext:value-type="date">
            <text:p>4.42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G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333" calcext:value-type="float">
            <text:p>-3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KC</text:p>
          </table:table-cell>
          <table:table-cell table:style-name="ce2" office:value-type="float" office:value="-18667" calcext:value-type="float">
            <text:p>-18,667</text:p>
          </table:table-cell>
          <table:table-cell table:style-name="ce3" office:value-type="string" calcext:value-type="string">
            <text:p>2.0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MA</text:p>
          </table:table-cell>
          <table:table-cell table:style-name="ce2" office:value-type="float" office:value="219500" calcext:value-type="float">
            <text:p>219,500</text:p>
          </table:table-cell>
          <table:table-cell table:style-name="ce2" office:value-type="float" office:value="239000" calcext:value-type="float">
            <text:p>239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ME</text:p>
          </table:table-cell>
          <table:table-cell table:style-name="ce2" office:value-type="float" office:value="-55000" calcext:value-type="float">
            <text:p>-55,000</text:p>
          </table:table-cell>
          <table:table-cell table:style-name="ce2" office:value-type="float" office:value="-63333" calcext:value-type="float">
            <text:p>-63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3" office:value-type="date" office:date-value="3448-02-01" calcext:value-type="date">
            <text:p>2.3448</text:p>
          </table:table-cell>
          <table:table-cell table:style-name="ce3" office:value-type="date" office:date-value="4828-04-01" calcext:value-type="date">
            <text:p>4.48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3" office:value-type="date" office:date-value="4648-12-01" calcext:value-type="date">
            <text:p>12.4648</text:p>
          </table:table-cell>
          <table:table-cell table:style-name="ce2" office:value-type="float" office:value="130859" calcext:value-type="float">
            <text:p>130,8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F</text:p>
          </table:table-cell>
          <table:table-cell table:style-name="ce3" office:value-type="string" calcext:value-type="string">
            <text:p>6.1579</text:p>
          </table:table-cell>
          <table:table-cell table:style-name="ce3" office:value-type="date" office:date-value="7368-05-01" calcext:value-type="date">
            <text:p>5.73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Z</text:p>
          </table:table-cell>
          <table:table-cell table:style-name="ce3" office:value-type="date" office:date-value="6667-09-01" calcext:value-type="date">
            <text:p>9.6667</text:p>
          </table:table-cell>
          <table:table-cell table:style-name="ce3" office:value-type="date" office:date-value="3333-03-01" calcext:value-type="date">
            <text:p>3.3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XR</text:p>
          </table:table-cell>
          <table:table-cell table:style-name="ce2" office:value-type="float" office:value="-20000" calcext:value-type="float">
            <text:p>-20,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BI</text:p>
          </table:table-cell>
          <table:table-cell table:style-name="ce3" office:value-type="date" office:date-value="7619-05-01" calcext:value-type="date">
            <text:p>5.7619</text:p>
          </table:table-cell>
          <table:table-cell table:style-name="ce3" office:value-type="string" calcext:value-type="string">
            <text:p>9.04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DX</text:p>
          </table:table-cell>
          <table:table-cell table:style-name="ce3" office:value-type="string" calcext:value-type="string">
            <text:p>2.1250</text:p>
          </table:table-cell>
          <table:table-cell table:style-name="ce3" office:value-type="date" office:date-value="6875-03-01" calcext:value-type="date">
            <text:p>3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F</text:p>
          </table:table-cell>
          <table:table-cell table:style-name="ce2" office:value-type="float" office:value="-125000" calcext:value-type="float">
            <text:p>-125,000</text:p>
          </table:table-cell>
          <table:table-cell table:style-name="ce3" office:value-type="date" office:date-value="5000-01-01" calcext:value-type="date">
            <text:p>1.5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3" office:value-type="date" office:date-value="7667-05-01" calcext:value-type="date">
            <text:p>5.7667</text:p>
          </table:table-cell>
          <table:table-cell table:style-name="ce3" office:value-type="date" office:date-value="4833-09-01" calcext:value-type="date">
            <text:p>9.48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3" office:value-type="date" office:date-value="4925-09-01" calcext:value-type="date">
            <text:p>9.4925</text:p>
          </table:table-cell>
          <table:table-cell table:style-name="ce3" office:value-type="date" office:date-value="8433-12-01" calcext:value-type="date">
            <text:p>12.84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A</text:p>
          </table:table-cell>
          <table:table-cell table:style-name="ce2" office:value-type="float" office:value="-63333" calcext:value-type="float">
            <text:p>-63,33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</text:p>
          </table:table-cell>
          <table:table-cell table:style-name="ce2" office:value-type="float" office:value="140000" calcext:value-type="float">
            <text:p>140,000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3" office:value-type="date" office:date-value="3855-07-01" calcext:value-type="date">
            <text:p>7.3855</text:p>
          </table:table-cell>
          <table:table-cell table:style-name="ce3" office:value-type="date" office:date-value="8313-06-01" calcext:value-type="date">
            <text:p>6.8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MD</text:p>
          </table:table-cell>
          <table:table-cell table:style-name="ce2" office:value-type="float" office:value="-110000" calcext:value-type="float">
            <text:p>-110,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NS</text:p>
          </table:table-cell>
          <table:table-cell table:style-name="ce3" office:value-type="date" office:date-value="4000-01-01" calcext:value-type="date">
            <text:p>1.4000</text:p>
          </table:table-cell>
          <table:table-cell table:style-name="ce3" office:value-type="date" office:date-value="5000-01-01" calcext:value-type="date">
            <text:p>1.5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SC</text:p>
          </table:table-cell>
          <table:table-cell table:style-name="ce3" office:value-type="date" office:date-value="2000-09-01" calcext:value-type="date">
            <text:p>9.2000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SP</text:p>
          </table:table-cell>
          <table:table-cell table:style-name="ce2" office:value-type="float" office:value="-37500" calcext:value-type="float">
            <text:p>-37,500</text:p>
          </table:table-cell>
          <table:table-cell table:style-name="ce2" office:value-type="float" office:value="-42500" calcext:value-type="float">
            <text:p>-42,5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B</text:p>
          </table:table-cell>
          <table:table-cell table:style-name="ce3" office:value-type="date" office:date-value="5000-03-01" calcext:value-type="date">
            <text:p>3.5000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VD</text:p>
          </table:table-cell>
          <table:table-cell table:style-name="ce3" office:value-type="date" office:date-value="3889-01-01" calcext:value-type="date">
            <text:p>1.3889</text:p>
          </table:table-cell>
          <table:table-cell table:style-name="ce3" office:value-type="string" calcext:value-type="string">
            <text:p>6.1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WM</text:p>
          </table:table-cell>
          <table:table-cell table:style-name="ce2" office:value-type="float" office:value="-61429" calcext:value-type="float">
            <text:p>-61,429</text:p>
          </table:table-cell>
          <table:table-cell table:style-name="ce3" office:value-type="string" calcext:value-type="string">
            <text:p>3.14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P</text:p>
          </table:table-cell>
          <table:table-cell table:style-name="ce2" office:value-type="float" office:value="-190000" calcext:value-type="float">
            <text:p>-190,000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DD</text:p>
          </table:table-cell>
          <table:table-cell table:style-name="ce2" office:value-type="float" office:value="-40000" calcext:value-type="float">
            <text:p>-40,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DU</text:p>
          </table:table-cell>
          <table:table-cell table:style-name="ce3" office:value-type="date" office:date-value="8372-12-01" calcext:value-type="date">
            <text:p>12.8372</text:p>
          </table:table-cell>
          <table:table-cell table:style-name="ce3" office:value-type="date" office:date-value="5814-12-01" calcext:value-type="date">
            <text:p>12.58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C</text:p>
          </table:table-cell>
          <table:table-cell table:style-name="ce2" office:value-type="float" office:value="-42500" calcext:value-type="float">
            <text:p>-42,500</text:p>
          </table:table-cell>
          <table:table-cell table:style-name="ce2" office:value-type="float" office:value="-9167" calcext:value-type="float">
            <text:p>-9,1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NO</text:p>
          </table:table-cell>
          <table:table-cell table:style-name="ce3" office:value-type="date" office:date-value="1905-01-01" calcext:value-type="date">
            <text:p>1.1905</text:p>
          </table:table-cell>
          <table:table-cell table:style-name="ce3" office:value-type="date" office:date-value="4762-02-01" calcext:value-type="date">
            <text:p>2.47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A</text:p>
          </table:table-cell>
          <table:table-cell table:style-name="ce2" office:value-type="float" office:value="205000" calcext:value-type="float">
            <text:p>205,000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3" office:value-type="date" office:date-value="7333-04-01" calcext:value-type="date">
            <text:p>4.7333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ST</text:p>
          </table:table-cell>
          <table:table-cell table:style-name="ce3" office:value-type="date" office:date-value="2000-04-01" calcext:value-type="date">
            <text:p>4.2000</text:p>
          </table:table-cell>
          <table:table-cell table:style-name="ce2" office:value-type="float" office:value="-36667" calcext:value-type="float">
            <text:p>-36,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2" office:value-type="float" office:value="223571" calcext:value-type="float">
            <text:p>223,571</text:p>
          </table:table-cell>
          <table:table-cell table:style-name="ce2" office:value-type="float" office:value="204286" calcext:value-type="float">
            <text:p>204,2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N</text:p>
          </table:table-cell>
          <table:table-cell table:style-name="ce3" office:value-type="date" office:date-value="1930-04-01" calcext:value-type="date">
            <text:p>4.1930</text:p>
          </table:table-cell>
          <table:table-cell table:style-name="ce3" office:value-type="string" calcext:value-type="string">
            <text:p>7.17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T</text:p>
          </table:table-cell>
          <table:table-cell table:style-name="ce2" office:value-type="float" office:value="268000" calcext:value-type="float">
            <text:p>268,000</text:p>
          </table:table-cell>
          <table:table-cell table:style-name="ce2" office:value-type="float" office:value="272667" calcext:value-type="float">
            <text:p>272,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V</text:p>
          </table:table-cell>
          <table:table-cell table:style-name="ce2" office:value-type="float" office:value="143333" calcext:value-type="float">
            <text:p>143,333</text:p>
          </table:table-cell>
          <table:table-cell table:style-name="ce2" office:value-type="float" office:value="183333" calcext:value-type="float">
            <text:p>183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BA</text:p>
          </table:table-cell>
          <table:table-cell table:style-name="ce3" office:value-type="date" office:date-value="2000-02-01" calcext:value-type="date">
            <text:p>2.2000</text:p>
          </table:table-cell>
          <table:table-cell table:style-name="ce2" office:value-type="float" office:value="3333" calcext:value-type="float">
            <text:p>3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BN</text:p>
          </table:table-cell>
          <table:table-cell table:style-name="ce2" office:value-type="float" office:value="-20000" calcext:value-type="float">
            <text:p>-20,000</text:p>
          </table:table-cell>
          <table:table-cell table:style-name="ce3" office:value-type="date" office:date-value="5000-01-01" calcext:value-type="date">
            <text:p>1.5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BP</text:p>
          </table:table-cell>
          <table:table-cell table:style-name="ce3" office:value-type="date" office:date-value="2000-09-01" calcext:value-type="date">
            <text:p>9.2000</text:p>
          </table:table-cell>
          <table:table-cell table:style-name="ce3" office:value-type="date" office:date-value="4000-04-01" calcext:value-type="date">
            <text:p>4.4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C</text:p>
          </table:table-cell>
          <table:table-cell table:style-name="ce2" office:value-type="float" office:value="-16667" calcext:value-type="float">
            <text:p>-16,667</text:p>
          </table:table-cell>
          <table:table-cell table:style-name="ce2" office:value-type="float" office:value="-46667" calcext:value-type="float">
            <text:p>-46,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E</text:p>
          </table:table-cell>
          <table:table-cell table:style-name="ce2" office:value-type="float" office:value="-50000" calcext:value-type="float">
            <text:p>-50,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DF</text:p>
          </table:table-cell>
          <table:table-cell table:style-name="ce2" office:value-type="float" office:value="-31538" calcext:value-type="float">
            <text:p>-31,538</text:p>
          </table:table-cell>
          <table:table-cell table:style-name="ce2" office:value-type="float" office:value="-2308" calcext:value-type="float">
            <text:p>-2,3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3" office:value-type="date" office:date-value="6087-03-01" calcext:value-type="date">
            <text:p>3.6087</text:p>
          </table:table-cell>
          <table:table-cell table:style-name="ce3" office:value-type="date" office:date-value="9710-04-01" calcext:value-type="date">
            <text:p>4.97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3" office:value-type="date" office:date-value="5391-04-01" calcext:value-type="date">
            <text:p>4.5391</text:p>
          </table:table-cell>
          <table:table-cell table:style-name="ce3" office:value-type="date" office:date-value="4000-07-01" calcext:value-type="date">
            <text:p>7.4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GF</text:p>
          </table:table-cell>
          <table:table-cell table:style-name="ce2" office:value-type="float" office:value="-40000" calcext:value-type="float">
            <text:p>-40,000</text:p>
          </table:table-cell>
          <table:table-cell table:style-name="ce2" office:value-type="float" office:value="-33333" calcext:value-type="float">
            <text:p>-33,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V</text:p>
          </table:table-cell>
          <table:table-cell table:style-name="ce2" office:value-type="float" office:value="-62000" calcext:value-type="float">
            <text:p>-62,000</text:p>
          </table:table-cell>
          <table:table-cell table:style-name="ce2" office:value-type="float" office:value="-8000" calcext:value-type="float">
            <text:p>-8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T</text:p>
          </table:table-cell>
          <table:table-cell table:style-name="ce2" office:value-type="float" office:value="-160000" calcext:value-type="float">
            <text:p>-160,000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2" office:value-type="float" office:value="-27250" calcext:value-type="float">
            <text:p>-27,250</text:p>
          </table:table-cell>
          <table:table-cell table:style-name="ce2" office:value-type="float" office:value="5500" calcext:value-type="float">
            <text:p>5,5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JT</text:p>
          </table:table-cell>
          <table:table-cell table:style-name="ce3" office:value-type="date" office:date-value="2000-11-01" calcext:value-type="date">
            <text:p>11.2000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JU</text:p>
          </table:table-cell>
          <table:table-cell table:style-name="ce2" office:value-type="float" office:value="-13182" calcext:value-type="float">
            <text:p>-13,182</text:p>
          </table:table-cell>
          <table:table-cell table:style-name="ce3" office:value-type="date" office:date-value="5455-03-01" calcext:value-type="date">
            <text:p>3.54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3" office:value-type="date" office:date-value="3971-07-01" calcext:value-type="date">
            <text:p>7.3971</text:p>
          </table:table-cell>
          <table:table-cell table:style-name="ce3" office:value-type="date" office:date-value="3529-08-01" calcext:value-type="date">
            <text:p>8.35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F</text:p>
          </table:table-cell>
          <table:table-cell table:style-name="ce3" office:value-type="date" office:date-value="2000-06-01" calcext:value-type="date">
            <text:p>6.2000</text:p>
          </table:table-cell>
          <table:table-cell table:style-name="ce3" office:value-type="date" office:date-value="4167-09-01" calcext:value-type="date">
            <text:p>9.41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X</text:p>
          </table:table-cell>
          <table:table-cell table:style-name="ce2" office:value-type="float" office:value="-20000" calcext:value-type="float">
            <text:p>-20,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NA</text:p>
          </table:table-cell>
          <table:table-cell table:style-name="ce3" office:value-type="date" office:date-value="7813-04-01" calcext:value-type="date">
            <text:p>4.7813</text:p>
          </table:table-cell>
          <table:table-cell table:style-name="ce3" office:value-type="date" office:date-value="3125-06-01" calcext:value-type="date">
            <text:p>6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N</text:p>
          </table:table-cell>
          <table:table-cell table:style-name="ce3" office:value-type="date" office:date-value="2000-03-01" calcext:value-type="date">
            <text:p>3.2000</text:p>
          </table:table-cell>
          <table:table-cell table:style-name="ce3" office:value-type="date" office:date-value="5000-04-01" calcext:value-type="date">
            <text:p>4.5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S</text:p>
          </table:table-cell>
          <table:table-cell table:style-name="ce2" office:value-type="float" office:value="-100000" calcext:value-type="float">
            <text:p>-100,000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RQ</text:p>
          </table:table-cell>
          <table:table-cell table:style-name="ce2" office:value-type="float" office:value="-53333" calcext:value-type="float">
            <text:p>-53,333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3" office:value-type="date" office:date-value="1959-04-01" calcext:value-type="date">
            <text:p>4.1959</text:p>
          </table:table-cell>
          <table:table-cell table:style-name="ce3" office:value-type="date" office:date-value="2062-06-01" calcext:value-type="date">
            <text:p>6.20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3" office:value-type="date" office:date-value="8000-01-01" calcext:value-type="date">
            <text:p>1.8000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X</text:p>
          </table:table-cell>
          <table:table-cell table:style-name="ce2" office:value-type="float" office:value="5000" calcext:value-type="float">
            <text:p>5,000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YR</text:p>
          </table:table-cell>
          <table:table-cell table:style-name="ce3" office:value-type="date" office:date-value="6316-02-01" calcext:value-type="date">
            <text:p>2.6316</text:p>
          </table:table-cell>
          <table:table-cell table:style-name="ce3" office:value-type="date" office:date-value="6842-05-01" calcext:value-type="date">
            <text:p>5.68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LH</text:p>
          </table:table-cell>
          <table:table-cell table:style-name="ce3" office:value-type="date" office:date-value="3333-06-01" calcext:value-type="date">
            <text:p>6.3333</text:p>
          </table:table-cell>
          <table:table-cell table:style-name="ce3" office:value-type="date" office:date-value="3333-03-01" calcext:value-type="date">
            <text:p>3.3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L</text:p>
          </table:table-cell>
          <table:table-cell table:style-name="ce2" office:value-type="float" office:value="-65000" calcext:value-type="float">
            <text:p>-65,000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PA</text:p>
          </table:table-cell>
          <table:table-cell table:style-name="ce3" office:value-type="date" office:date-value="9000-03-01" calcext:value-type="date">
            <text:p>3.9000</text:p>
          </table:table-cell>
          <table:table-cell table:style-name="ce3" office:value-type="date" office:date-value="9500-04-01" calcext:value-type="date">
            <text:p>4.95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L</text:p>
          </table:table-cell>
          <table:table-cell table:style-name="ce3" office:value-type="date" office:date-value="5714-01-01" calcext:value-type="date">
            <text:p>1.5714</text:p>
          </table:table-cell>
          <table:table-cell table:style-name="ce3" office:value-type="date" office:date-value="3571-01-01" calcext:value-type="date">
            <text:p>1.35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S</text:p>
          </table:table-cell>
          <table:table-cell table:style-name="ce2" office:value-type="float" office:value="165714" calcext:value-type="float">
            <text:p>165,714</text:p>
          </table:table-cell>
          <table:table-cell table:style-name="ce2" office:value-type="float" office:value="195000" calcext:value-type="float">
            <text:p>195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VC</text:p>
          </table:table-cell>
          <table:table-cell table:style-name="ce2" office:value-type="float" office:value="-66667" calcext:value-type="float">
            <text:p>-66,667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X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S</text:p>
          </table:table-cell>
          <table:table-cell table:style-name="ce2" office:value-type="float" office:value="-76000" calcext:value-type="float">
            <text:p>-76,000</text:p>
          </table:table-cell>
          <table:table-cell table:style-name="ce2" office:value-type="float" office:value="-34000" calcext:value-type="float">
            <text:p>-34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PS</text:p>
          </table:table-cell>
          <table:table-cell table:style-name="ce2" office:value-type="float" office:value="150000" calcext:value-type="float">
            <text:p>150,000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RG</text:p>
          </table:table-cell>
          <table:table-cell table:style-name="ce3" office:value-type="date" office:date-value="5000-12-01" calcext:value-type="date">
            <text:p>12.5000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NA</text:p>
          </table:table-cell>
          <table:table-cell table:style-name="ce3" office:value-type="date" office:date-value="2500-03-01" calcext:value-type="date">
            <text:p>3.2500</text:p>
          </table:table-cell>
          <table:table-cell table:style-name="ce2" office:value-type="float" office:value="-17500" calcext:value-type="float">
            <text:p>-17,5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AK</text:p>
          </table:table-cell>
          <table:table-cell table:style-name="ce2" office:value-type="float" office:value="550000" calcext:value-type="float">
            <text:p>550,000</text:p>
          </table:table-cell>
          <table:table-cell table:style-name="ce2" office:value-type="float" office:value="580000" calcext:value-type="float">
            <text:p>580,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UM</text:p>
          </table:table-cell>
          <table:table-cell table:style-name="ce2" office:value-type="float" office:value="186667" calcext:value-type="float">
            <text:p>186,667</text:p>
          </table:table-cell>
          <table:table-cell table:style-name="ce3" office:value-type="date" office:date-value="3333-12-01" calcext:value-type="date">
            <text:p>12.3333</text:p>
          </table:table-cell>
          <table:table-cell table:number-columns-repeated="1021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_03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colyear</text:p>
          </table:table-cell>
          <table:table-cell table:style-name="ce1" office:value-type="string" calcext:value-type="string">
            <text:p>colmonth</text:p>
          </table:table-cell>
          <table:table-cell table:style-name="ce1" office:value-type="string" calcext:value-type="string">
            <text:p>avg(arrdelay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B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9474-07-01" calcext:value-type="date">
            <text:p>7.947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4286" calcext:value-type="float">
            <text:p>-14,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3333-10-01" calcext:value-type="date">
            <text:p>10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I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34000" calcext:value-type="float">
            <text:p>-3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5000-09-01" calcext:value-type="date">
            <text:p>9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115000" calcext:value-type="float">
            <text:p>1,1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X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3333-05-01" calcext:value-type="date">
            <text:p>5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33333" calcext:value-type="float">
            <text:p>23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500-09-01" calcext:value-type="date">
            <text:p>9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FR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W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65000" calcext:value-type="float">
            <text:p>-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VC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UG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857-02-01" calcext:value-type="date">
            <text:p>2.2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T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BP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290000" calcext:value-type="float">
            <text:p>2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4286-03-01" calcext:value-type="date">
            <text:p>3.4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F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DX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K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O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220000" calcext:value-type="float">
            <text:p>-2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K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SV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7727-11-01" calcext:value-type="date">
            <text:p>11.77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6667-01-01" calcext:value-type="date">
            <text:p>1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76667" calcext:value-type="float">
            <text:p>-7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X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SM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SP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727-08-01" calcext:value-type="date">
            <text:p>8.27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P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280000" calcext:value-type="float">
            <text:p>-2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B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V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VD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3333-08-01" calcext:value-type="date">
            <text:p>8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8000-02-01" calcext:value-type="date">
            <text:p>2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6000" calcext:value-type="float">
            <text:p>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F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75000" calcext:value-type="float">
            <text:p>-17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6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HT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B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N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450000" calcext:value-type="float">
            <text:p>4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F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RQ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YR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SC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320000" calcext:value-type="float">
            <text:p>3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T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N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CC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230000" calcext:value-type="float">
            <text:p>-2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UM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50000" calcext:value-type="float">
            <text:p>4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W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85000" calcext:value-type="float">
            <text:p>3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D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70000" calcext:value-type="float">
            <text:p>3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83-04-01" calcext:value-type="date">
            <text:p>4.20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9.18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65000" calcext:value-type="float">
            <text:p>-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7500-06-01" calcext:value-type="date">
            <text:p>6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10000" calcext:value-type="float">
            <text:p>-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222" calcext:value-type="float">
            <text:p>2,2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13333" calcext:value-type="float">
            <text:p>31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G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96667" calcext:value-type="float">
            <text:p>-9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7.058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9000-12-01" calcext:value-type="date">
            <text:p>12.9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HM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01923" calcext:value-type="float">
            <text:p>201,92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110000" calcext:value-type="float">
            <text:p>1,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500-10-01" calcext:value-type="date">
            <text:p>10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15000" calcext:value-type="float">
            <text:p>3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75000" calcext:value-type="float">
            <text:p>-7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10000" calcext:value-type="float">
            <text:p>-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9583-05-01" calcext:value-type="date">
            <text:p>5.95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N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210000" calcext:value-type="float">
            <text:p>-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F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TV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72222" calcext:value-type="float">
            <text:p>-72,2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SP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4286-04-01" calcext:value-type="date">
            <text:p>4.4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O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T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D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NT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3750-04-01" calcext:value-type="date">
            <text:p>4.3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R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X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280000" calcext:value-type="float">
            <text:p>-2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43571" calcext:value-type="float">
            <text:p>143,5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235000" calcext:value-type="float">
            <text:p>2,2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3333-11-01" calcext:value-type="date">
            <text:p>11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SD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440000" calcext:value-type="float">
            <text:p>4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7500-04-01" calcext:value-type="date">
            <text:p>4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4286-07-01" calcext:value-type="date">
            <text:p>7.4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NV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760000" calcext:value-type="float">
            <text:p>1,7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N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5000-01-01" calcext:value-type="date">
            <text:p>1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3462-05-01" calcext:value-type="date">
            <text:p>5.34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6667" calcext:value-type="float">
            <text:p>-3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333" calcext:value-type="float">
            <text:p>-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12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07778" calcext:value-type="float">
            <text:p>207,7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F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UG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6667" calcext:value-type="float">
            <text:p>-8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LH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75000" calcext:value-type="float">
            <text:p>-7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DU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6667-10-01" calcext:value-type="date">
            <text:p>10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000" calcext:value-type="float">
            <text:p>-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500000" calcext:value-type="float">
            <text:p>5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O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F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3333-02-01" calcext:value-type="date">
            <text:p>2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9.1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46000" calcext:value-type="float">
            <text:p>-4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Q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4444" calcext:value-type="float">
            <text:p>-4,4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T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90000" calcext:value-type="float">
            <text:p>1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250000" calcext:value-type="float">
            <text:p>-2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I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X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N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10000" calcext:value-type="float">
            <text:p>4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500" calcext:value-type="float">
            <text:p>-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TJ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70000" calcext:value-type="float">
            <text:p>3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9000-07-01" calcext:value-type="date">
            <text:p>7.9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35455" calcext:value-type="float">
            <text:p>135,4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K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N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3333-07-01" calcext:value-type="date">
            <text:p>7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K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5455-02-01" calcext:value-type="date">
            <text:p>2.54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P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350000" calcext:value-type="float">
            <text:p>-3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F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P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10000" calcext:value-type="float">
            <text:p>5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66667" calcext:value-type="float">
            <text:p>-6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DX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6364-02-01" calcext:value-type="date">
            <text:p>2.63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BI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11.1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530000" calcext:value-type="float">
            <text:p>5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W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8000" calcext:value-type="float">
            <text:p>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B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G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800000" calcext:value-type="float">
            <text:p>4,8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O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74000" calcext:value-type="float">
            <text:p>-7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BP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8889" calcext:value-type="float">
            <text:p>-8,88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2.1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T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WM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DX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5.1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300000" calcext:value-type="float">
            <text:p>2,3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G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25000" calcext:value-type="float">
            <text:p>-2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630000" calcext:value-type="float">
            <text:p>6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DX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V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8571-06-01" calcext:value-type="date">
            <text:p>6.85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R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3571-12-01" calcext:value-type="date">
            <text:p>12.35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667" calcext:value-type="float">
            <text:p>-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4444-11-01" calcext:value-type="date">
            <text:p>11.44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6000" calcext:value-type="float">
            <text:p>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56667" calcext:value-type="float">
            <text:p>15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T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200000" calcext:value-type="float">
            <text:p>-2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W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620000" calcext:value-type="float">
            <text:p>6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69474" calcext:value-type="float">
            <text:p>169,47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X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60000" calcext:value-type="float">
            <text:p>3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SV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51250" calcext:value-type="float">
            <text:p>-51,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000-06-01" calcext:value-type="date">
            <text:p>6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HT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40000" calcext:value-type="float">
            <text:p>3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62857" calcext:value-type="float">
            <text:p>16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54444" calcext:value-type="float">
            <text:p>254,4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DD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X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SG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6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4000-07-01" calcext:value-type="date">
            <text:p>7.4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B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12917" calcext:value-type="float">
            <text:p>212,9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55000" calcext:value-type="float">
            <text:p>-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NK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VD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F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T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U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32857" calcext:value-type="float">
            <text:p>13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N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HT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33333" calcext:value-type="float">
            <text:p>-3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GM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VD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P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U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6000-09-01" calcext:value-type="date">
            <text:p>9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BP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77143" calcext:value-type="float">
            <text:p>17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R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T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SV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390000" calcext:value-type="float">
            <text:p>3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9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T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B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P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P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5000" calcext:value-type="float">
            <text:p>-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I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C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5714-07-01" calcext:value-type="date">
            <text:p>7.57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70000" calcext:value-type="float">
            <text:p>-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BI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900000" calcext:value-type="float">
            <text:p>9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65000" calcext:value-type="float">
            <text:p>-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TR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30000" calcext:value-type="float">
            <text:p>2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9000" calcext:value-type="float">
            <text:p>-9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N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266667" calcext:value-type="float">
            <text:p>26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C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44286" calcext:value-type="float">
            <text:p>-44,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W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6000" calcext:value-type="float">
            <text:p>-2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G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400000" calcext:value-type="float">
            <text:p>4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P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B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80000" calcext:value-type="float">
            <text:p>2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WM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56000" calcext:value-type="float">
            <text:p>15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GR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50000" calcext:value-type="float">
            <text:p>4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40000" calcext:value-type="float">
            <text:p>3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5556-03-01" calcext:value-type="date">
            <text:p>3.55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090000" calcext:value-type="float">
            <text:p>1,0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450000" calcext:value-type="float">
            <text:p>2,4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NU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70000" calcext:value-type="float">
            <text:p>2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000-01-01" calcext:value-type="date">
            <text:p>1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M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90000" calcext:value-type="float">
            <text:p>1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67" calcext:value-type="float">
            <text:p>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77500" calcext:value-type="float">
            <text:p>-7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45000" calcext:value-type="float">
            <text:p>-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85714" calcext:value-type="float">
            <text:p>185,7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4000-07-01" calcext:value-type="date">
            <text:p>7.4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N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96667" calcext:value-type="float">
            <text:p>-9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T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XR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6667-07-01" calcext:value-type="date">
            <text:p>7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DF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F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65000" calcext:value-type="float">
            <text:p>3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W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W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K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26667" calcext:value-type="float">
            <text:p>-12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BI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80000" calcext:value-type="float">
            <text:p>9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94000" calcext:value-type="float">
            <text:p>29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18000" calcext:value-type="float">
            <text:p>-11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X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53333" calcext:value-type="float">
            <text:p>-15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7143" calcext:value-type="float">
            <text:p>-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T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70000" calcext:value-type="float">
            <text:p>-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96250" calcext:value-type="float">
            <text:p>-96,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T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26667" calcext:value-type="float">
            <text:p>-12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B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VD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17500" calcext:value-type="float">
            <text:p>-11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P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U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5000-02-01" calcext:value-type="date">
            <text:p>2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GG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3750-11-01" calcext:value-type="date">
            <text:p>11.3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3333-06-01" calcext:value-type="date">
            <text:p>6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3333-07-01" calcext:value-type="date">
            <text:p>7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260000" calcext:value-type="float">
            <text:p>-2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71818" calcext:value-type="float">
            <text:p>271,8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51429" calcext:value-type="float">
            <text:p>-51,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O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240000" calcext:value-type="float">
            <text:p>-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F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45000" calcext:value-type="float">
            <text:p>-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D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10000" calcext:value-type="float">
            <text:p>3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6000-06-01" calcext:value-type="date">
            <text:p>6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BP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I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7500-09-01" calcext:value-type="date">
            <text:p>9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Q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70000" calcext:value-type="float">
            <text:p>-2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3.1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V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260000" calcext:value-type="float">
            <text:p>-2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36000" calcext:value-type="float">
            <text:p>-3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4286-04-01" calcext:value-type="date">
            <text:p>4.4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DX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64000" calcext:value-type="float">
            <text:p>-6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55000" calcext:value-type="float">
            <text:p>-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6667-03-01" calcext:value-type="date">
            <text:p>3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T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156000" calcext:value-type="float">
            <text:p>1,15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U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3333-03-01" calcext:value-type="date">
            <text:p>3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T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F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5000-11-01" calcext:value-type="date">
            <text:p>11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7.13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X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9231" calcext:value-type="float">
            <text:p>-19,2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T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500-03-01" calcext:value-type="date">
            <text:p>3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7273-11-01" calcext:value-type="date">
            <text:p>11.727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54286" calcext:value-type="float">
            <text:p>-54,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17143" calcext:value-type="float">
            <text:p>21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F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NV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670000" calcext:value-type="float">
            <text:p>6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Y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YR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DU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73333" calcext:value-type="float">
            <text:p>-7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G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GF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DF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260000" calcext:value-type="float">
            <text:p>-2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34667" calcext:value-type="float">
            <text:p>-34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TV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70000" calcext:value-type="float">
            <text:p>-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K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5000-06-01" calcext:value-type="date">
            <text:p>6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B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000" calcext:value-type="float">
            <text:p>-3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P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DF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56667" calcext:value-type="float">
            <text:p>-5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70000" calcext:value-type="float">
            <text:p>-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BI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8571" calcext:value-type="float">
            <text:p>8,5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BP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297500" calcext:value-type="float">
            <text:p>29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DX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38000" calcext:value-type="float">
            <text:p>-3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Z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LM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34000" calcext:value-type="float">
            <text:p>-3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000-08-01" calcext:value-type="date">
            <text:p>8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V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35000" calcext:value-type="float">
            <text:p>2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50000" calcext:value-type="float">
            <text:p>2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05000" calcext:value-type="float">
            <text:p>-10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P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71176" calcext:value-type="float">
            <text:p>171,1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Q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325000" calcext:value-type="float">
            <text:p>3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P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7500-07-01" calcext:value-type="date">
            <text:p>7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857-09-01" calcext:value-type="date">
            <text:p>9.2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Q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DF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N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4545" calcext:value-type="float">
            <text:p>-14,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F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74000" calcext:value-type="float">
            <text:p>-7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92857" calcext:value-type="float">
            <text:p>-9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BI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87143" calcext:value-type="float">
            <text:p>-8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XK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P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6429-10-01" calcext:value-type="date">
            <text:p>10.6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4000-03-01" calcext:value-type="date">
            <text:p>3.4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6667" calcext:value-type="float">
            <text:p>-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E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BI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500-06-01" calcext:value-type="date">
            <text:p>6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00000" calcext:value-type="float">
            <text:p>-2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O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U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500" calcext:value-type="float">
            <text:p>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83333" calcext:value-type="float">
            <text:p>-8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O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T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7500-10-01" calcext:value-type="date">
            <text:p>10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N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4444-11-01" calcext:value-type="date">
            <text:p>11.44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500-06-01" calcext:value-type="date">
            <text:p>6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V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98235" calcext:value-type="float">
            <text:p>198,23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6087-11-01" calcext:value-type="date">
            <text:p>11.60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WM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1111" calcext:value-type="float">
            <text:p>-41,1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N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T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15000" calcext:value-type="float">
            <text:p>2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000-03-01" calcext:value-type="date">
            <text:p>3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U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O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3333-06-01" calcext:value-type="date">
            <text:p>6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Y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7500-03-01" calcext:value-type="date">
            <text:p>3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F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75000" calcext:value-type="float">
            <text:p>-7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29091" calcext:value-type="float">
            <text:p>-29,09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F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M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4167-07-01" calcext:value-type="date">
            <text:p>7.41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500-04-01" calcext:value-type="date">
            <text:p>4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05000" calcext:value-type="float">
            <text:p>30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25000" calcext:value-type="float">
            <text:p>2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NT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8000-07-01" calcext:value-type="date">
            <text:p>7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331818" calcext:value-type="float">
            <text:p>331,8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6000" calcext:value-type="float">
            <text:p>-1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300000" calcext:value-type="float">
            <text:p>1,3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VC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NU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D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90000" calcext:value-type="float">
            <text:p>2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W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X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P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H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60000" calcext:value-type="float">
            <text:p>2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7143" calcext:value-type="float">
            <text:p>-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6667-07-01" calcext:value-type="date">
            <text:p>7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8000" calcext:value-type="float">
            <text:p>-1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O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6364-03-01" calcext:value-type="date">
            <text:p>3.63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GG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46667" calcext:value-type="float">
            <text:p>24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DU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286" calcext:value-type="float">
            <text:p>4,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50000" calcext:value-type="float">
            <text:p>-2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Y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9167-09-01" calcext:value-type="date">
            <text:p>9.91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GF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1250" calcext:value-type="float">
            <text:p>-21,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SD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DU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76667" calcext:value-type="float">
            <text:p>-7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HT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NO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81667" calcext:value-type="float">
            <text:p>18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N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05000" calcext:value-type="float">
            <text:p>60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18889" calcext:value-type="float">
            <text:p>218,88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HM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65000" calcext:value-type="float">
            <text:p>-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0588" calcext:value-type="float">
            <text:p>-10,58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12222" calcext:value-type="float">
            <text:p>212,2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ET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YR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BB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1429" calcext:value-type="float">
            <text:p>-11,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000" calcext:value-type="float">
            <text:p>-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300000" calcext:value-type="float">
            <text:p>1,3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90000" calcext:value-type="float">
            <text:p>-1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3750-03-01" calcext:value-type="date">
            <text:p>3.3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Q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3333-08-01" calcext:value-type="date">
            <text:p>8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O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41429" calcext:value-type="float">
            <text:p>141,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F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SP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500-12-01" calcext:value-type="date">
            <text:p>12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KE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53478" calcext:value-type="float">
            <text:p>253,4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P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210000" calcext:value-type="float">
            <text:p>-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T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7500-07-01" calcext:value-type="date">
            <text:p>7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P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WM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5000-01-01" calcext:value-type="date">
            <text:p>1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W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67500" calcext:value-type="float">
            <text:p>-6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6667-01-01" calcext:value-type="date">
            <text:p>1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Q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55000" calcext:value-type="float">
            <text:p>-1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87500" calcext:value-type="float">
            <text:p>28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X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15000" calcext:value-type="float">
            <text:p>3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72500" calcext:value-type="float">
            <text:p>-7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VD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BB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450000" calcext:value-type="float">
            <text:p>4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24286" calcext:value-type="float">
            <text:p>324,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W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6667-01-01" calcext:value-type="date">
            <text:p>1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8000-02-01" calcext:value-type="date">
            <text:p>2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R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500-11-01" calcext:value-type="date">
            <text:p>11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5000-10-01" calcext:value-type="date">
            <text:p>10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TV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35833" calcext:value-type="float">
            <text:p>135,8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RG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350000" calcext:value-type="float">
            <text:p>3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476667" calcext:value-type="float">
            <text:p>47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G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RQ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E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45000" calcext:value-type="float">
            <text:p>-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DX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3333-04-01" calcext:value-type="date">
            <text:p>4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20000" calcext:value-type="float">
            <text:p>2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222" calcext:value-type="float">
            <text:p>-2,2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SD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6364-03-01" calcext:value-type="date">
            <text:p>3.63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240000" calcext:value-type="float">
            <text:p>1,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150000" calcext:value-type="float">
            <text:p>1,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N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30000" calcext:value-type="float">
            <text:p>4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I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20000" calcext:value-type="float">
            <text:p>3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TZ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30000" calcext:value-type="float">
            <text:p>2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73333" calcext:value-type="float">
            <text:p>17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6000-04-01" calcext:value-type="date">
            <text:p>4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6667-09-01" calcext:value-type="date">
            <text:p>9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02500" calcext:value-type="float">
            <text:p>30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SM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10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648000" calcext:value-type="float">
            <text:p>64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O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22727" calcext:value-type="float">
            <text:p>-22,7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DF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N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5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RQ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25000" calcext:value-type="float">
            <text:p>2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9091-04-01" calcext:value-type="date">
            <text:p>4.909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47500" calcext:value-type="float">
            <text:p>-4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5000-08-01" calcext:value-type="date">
            <text:p>8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DF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Q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2000" calcext:value-type="float">
            <text:p>-42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22500" calcext:value-type="float">
            <text:p>-12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V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4444-07-01" calcext:value-type="date">
            <text:p>7.44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P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45000" calcext:value-type="float">
            <text:p>-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SM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X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O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7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Q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667-02-01" calcext:value-type="date">
            <text:p>2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P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30000" calcext:value-type="float">
            <text:p>2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49231" calcext:value-type="float">
            <text:p>149,2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070000" calcext:value-type="float">
            <text:p>1,0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26667" calcext:value-type="float">
            <text:p>-12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0833" calcext:value-type="float">
            <text:p>-10,8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5000-07-01" calcext:value-type="date">
            <text:p>7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9000-08-01" calcext:value-type="date">
            <text:p>8.9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P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RL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CC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4.1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31667" calcext:value-type="float">
            <text:p>-3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B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F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WM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DF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SV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6667-04-01" calcext:value-type="date">
            <text:p>4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6250-10-01" calcext:value-type="date">
            <text:p>10.6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W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6667-04-01" calcext:value-type="date">
            <text:p>4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T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G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U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3333-07-01" calcext:value-type="date">
            <text:p>7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SC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790000" calcext:value-type="float">
            <text:p>7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I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N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6667" calcext:value-type="float">
            <text:p>-1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N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T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K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8750" calcext:value-type="float">
            <text:p>-28,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6250-08-01" calcext:value-type="date">
            <text:p>8.6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HM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40000" calcext:value-type="float">
            <text:p>3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N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7500" calcext:value-type="float">
            <text:p>-1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TV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9000-10-01" calcext:value-type="date">
            <text:p>10.9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384000" calcext:value-type="float">
            <text:p>38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TV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40000" calcext:value-type="float">
            <text:p>-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50000" calcext:value-type="float">
            <text:p>2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C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BI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573333" calcext:value-type="float">
            <text:p>57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B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3750-05-01" calcext:value-type="date">
            <text:p>5.3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562500" calcext:value-type="float">
            <text:p>56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N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T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TR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66667" calcext:value-type="float">
            <text:p>-6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DU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35000" calcext:value-type="float">
            <text:p>3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7143-11-01" calcext:value-type="date">
            <text:p>11.7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6667" calcext:value-type="float">
            <text:p>-2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U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56667" calcext:value-type="float">
            <text:p>35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BI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56000" calcext:value-type="float">
            <text:p>-5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N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5714-02-01" calcext:value-type="date">
            <text:p>2.57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7000-04-01" calcext:value-type="date">
            <text:p>4.7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T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LH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T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366667" calcext:value-type="float">
            <text:p>36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6.1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430000" calcext:value-type="float">
            <text:p>4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5000" calcext:value-type="float">
            <text:p>-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Y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Q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7500-09-01" calcext:value-type="date">
            <text:p>9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HM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8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HT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4000" calcext:value-type="float">
            <text:p>-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W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43333" calcext:value-type="float">
            <text:p>24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N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DU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FK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7333-05-01" calcext:value-type="date">
            <text:p>5.7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NO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VD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W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I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V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HM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6667-09-01" calcext:value-type="date">
            <text:p>9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SD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9000-07-01" calcext:value-type="date">
            <text:p>7.9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TR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W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T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76667" calcext:value-type="float">
            <text:p>17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T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G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VL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7273" calcext:value-type="float">
            <text:p>167,27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TZ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18333" calcext:value-type="float">
            <text:p>218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DF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205000" calcext:value-type="float">
            <text:p>-20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1429" calcext:value-type="float">
            <text:p>-21,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U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P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670000" calcext:value-type="float">
            <text:p>6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6000-01-01" calcext:value-type="date">
            <text:p>1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6667" calcext:value-type="float">
            <text:p>-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C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8000-02-01" calcext:value-type="date">
            <text:p>2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B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3333-01-01" calcext:value-type="date">
            <text:p>1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X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5000-10-01" calcext:value-type="date">
            <text:p>10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TW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52857" calcext:value-type="float">
            <text:p>15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30833" calcext:value-type="float">
            <text:p>130,8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367500" calcext:value-type="float">
            <text:p>36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45556" calcext:value-type="float">
            <text:p>245,5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02222" calcext:value-type="float">
            <text:p>302,2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K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95000" calcext:value-type="float">
            <text:p>-9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LH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Y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Z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N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6667-01-01" calcext:value-type="date">
            <text:p>1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130000" calcext:value-type="float">
            <text:p>1,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28571" calcext:value-type="float">
            <text:p>-28,5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92500" calcext:value-type="float">
            <text:p>-9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8421-09-01" calcext:value-type="date">
            <text:p>9.842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U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N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HM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UG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1.1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R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3333-01-01" calcext:value-type="date">
            <text:p>1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O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12500" calcext:value-type="float">
            <text:p>-11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7143" calcext:value-type="float">
            <text:p>-1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N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667-09-01" calcext:value-type="date">
            <text:p>9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F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90000" calcext:value-type="float">
            <text:p>2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40000" calcext:value-type="float">
            <text:p>3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073333" calcext:value-type="float">
            <text:p>1,07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DF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5000-12-01" calcext:value-type="date">
            <text:p>12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250" calcext:value-type="float">
            <text:p>-1,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3333-04-01" calcext:value-type="date">
            <text:p>4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N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3333" calcext:value-type="float">
            <text:p>16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92500" calcext:value-type="float">
            <text:p>19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1667" calcext:value-type="float">
            <text:p>-1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857-03-01" calcext:value-type="date">
            <text:p>3.2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3333" calcext:value-type="float">
            <text:p>-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5000-07-01" calcext:value-type="date">
            <text:p>7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B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010000" calcext:value-type="float">
            <text:p>1,0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41111" calcext:value-type="float">
            <text:p>-41,1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BI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333" calcext:value-type="float">
            <text:p>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4000-09-01" calcext:value-type="date">
            <text:p>9.4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2500" calcext:value-type="float">
            <text:p>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W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Y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5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667" calcext:value-type="float">
            <text:p>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G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70000" calcext:value-type="float">
            <text:p>4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X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P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70000" calcext:value-type="float">
            <text:p>-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WM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K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3333" calcext:value-type="float">
            <text:p>-1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VC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SV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U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4286" calcext:value-type="float">
            <text:p>-14,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7778-07-01" calcext:value-type="date">
            <text:p>7.77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3333" calcext:value-type="float">
            <text:p>-3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333" calcext:value-type="float">
            <text:p>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6667-07-01" calcext:value-type="date">
            <text:p>7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04000" calcext:value-type="float">
            <text:p>-10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Q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7273" calcext:value-type="float">
            <text:p>-27,27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W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8387-05-01" calcext:value-type="date">
            <text:p>5.83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N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46000" calcext:value-type="float">
            <text:p>-4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D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1.1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320000" calcext:value-type="float">
            <text:p>3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6000" calcext:value-type="float">
            <text:p>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250-08-01" calcext:value-type="date">
            <text:p>8.6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P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5500-02-01" calcext:value-type="date">
            <text:p>2.5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GM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KE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6000" calcext:value-type="float">
            <text:p>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8000-01-01" calcext:value-type="date">
            <text:p>1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UM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NU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G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58000" calcext:value-type="float">
            <text:p>15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6667" calcext:value-type="float">
            <text:p>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Z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I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8333-06-01" calcext:value-type="date">
            <text:p>6.8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V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AK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550000" calcext:value-type="float">
            <text:p>5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N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DU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705000" calcext:value-type="float">
            <text:p>70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E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1538" calcext:value-type="float">
            <text:p>-11,53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30000" calcext:value-type="float">
            <text:p>2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65000" calcext:value-type="float">
            <text:p>2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70000" calcext:value-type="float">
            <text:p>2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3333" calcext:value-type="float">
            <text:p>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DX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45000" calcext:value-type="float">
            <text:p>-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FE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VG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UM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727-07-01" calcext:value-type="date">
            <text:p>7.27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BB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3333-01-01" calcext:value-type="date">
            <text:p>1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DF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GM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308-02-01" calcext:value-type="date">
            <text:p>2.23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7.076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6667" calcext:value-type="float">
            <text:p>-8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DU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5000-11-01" calcext:value-type="date">
            <text:p>11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72000" calcext:value-type="float">
            <text:p>-72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W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7143" calcext:value-type="float">
            <text:p>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8750-12-01" calcext:value-type="date">
            <text:p>12.8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VD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48333" calcext:value-type="float">
            <text:p>248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43333" calcext:value-type="float">
            <text:p>14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TF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DX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3333-08-01" calcext:value-type="date">
            <text:p>8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MD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VD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4000-11-01" calcext:value-type="date">
            <text:p>11.4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TR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X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2.153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I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5000" calcext:value-type="float">
            <text:p>-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243333" calcext:value-type="float">
            <text:p>24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B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N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53333" calcext:value-type="float">
            <text:p>15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3333-08-01" calcext:value-type="date">
            <text:p>8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5714-03-01" calcext:value-type="date">
            <text:p>3.57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B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5000-04-01" calcext:value-type="date">
            <text:p>4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657500" calcext:value-type="float">
            <text:p>65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B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DU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D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T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7000" calcext:value-type="float">
            <text:p>7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X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76364" calcext:value-type="float">
            <text:p>176,3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W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4000-09-01" calcext:value-type="date">
            <text:p>9.4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46667" calcext:value-type="float">
            <text:p>34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4286-03-01" calcext:value-type="date">
            <text:p>3.4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72000" calcext:value-type="float">
            <text:p>-72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W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5000-09-01" calcext:value-type="date">
            <text:p>9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52500" calcext:value-type="float">
            <text:p>25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F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667-12-01" calcext:value-type="date">
            <text:p>12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N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95000" calcext:value-type="float">
            <text:p>19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SP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TR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W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DX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4000" calcext:value-type="float">
            <text:p>-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41053" calcext:value-type="float">
            <text:p>141,05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5000-02-01" calcext:value-type="date">
            <text:p>2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6667-06-01" calcext:value-type="date">
            <text:p>6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BI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3333-02-01" calcext:value-type="date">
            <text:p>2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7391" calcext:value-type="float">
            <text:p>-7,39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33333" calcext:value-type="float">
            <text:p>-3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Q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42000" calcext:value-type="float">
            <text:p>142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RQ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7500-11-01" calcext:value-type="date">
            <text:p>11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DU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6000-01-01" calcext:value-type="date">
            <text:p>1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20000" calcext:value-type="float">
            <text:p>3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6667-01-01" calcext:value-type="date">
            <text:p>1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T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97500" calcext:value-type="float">
            <text:p>19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N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7500-12-01" calcext:value-type="date">
            <text:p>12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T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80000" calcext:value-type="float">
            <text:p>2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6000-08-01" calcext:value-type="date">
            <text:p>8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B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62500" calcext:value-type="float">
            <text:p>26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6667-03-01" calcext:value-type="date">
            <text:p>3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P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96667" calcext:value-type="float">
            <text:p>19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C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K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5000-02-01" calcext:value-type="date">
            <text:p>2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855000" calcext:value-type="float">
            <text:p>1,8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857-04-01" calcext:value-type="date">
            <text:p>4.2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80000" calcext:value-type="float">
            <text:p>2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95000" calcext:value-type="float">
            <text:p>-9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572857" calcext:value-type="float">
            <text:p>57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93333" calcext:value-type="float">
            <text:p>19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76667" calcext:value-type="float">
            <text:p>-7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NV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350000" calcext:value-type="float">
            <text:p>3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B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DX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3750-03-01" calcext:value-type="date">
            <text:p>3.3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17500" calcext:value-type="float">
            <text:p>31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37500" calcext:value-type="float">
            <text:p>13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B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P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025000" calcext:value-type="float">
            <text:p>1,0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C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VD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80000" calcext:value-type="float">
            <text:p>4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52500" calcext:value-type="float">
            <text:p>25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D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52500" calcext:value-type="float">
            <text:p>-5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N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27143" calcext:value-type="float">
            <text:p>22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C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28333" calcext:value-type="float">
            <text:p>-28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310000" calcext:value-type="float">
            <text:p>-3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RG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5000-04-01" calcext:value-type="date">
            <text:p>4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N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R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C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55000" calcext:value-type="float">
            <text:p>-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BB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80000" calcext:value-type="float">
            <text:p>2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X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8000-04-01" calcext:value-type="date">
            <text:p>4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52000" calcext:value-type="float">
            <text:p>-52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880000" calcext:value-type="float">
            <text:p>8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6000-07-01" calcext:value-type="date">
            <text:p>7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31818" calcext:value-type="float">
            <text:p>-31,8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F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3333-11-01" calcext:value-type="date">
            <text:p>11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B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750000" calcext:value-type="float">
            <text:p>7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T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10000" calcext:value-type="float">
            <text:p>3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DU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T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AH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500-03-01" calcext:value-type="date">
            <text:p>3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FO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3333" calcext:value-type="float">
            <text:p>-1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N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F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25000" calcext:value-type="float">
            <text:p>-1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BI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W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B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L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T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X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3333-07-01" calcext:value-type="date">
            <text:p>7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D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244333" calcext:value-type="float">
            <text:p>244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N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5000-08-01" calcext:value-type="date">
            <text:p>8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T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C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8000-02-01" calcext:value-type="date">
            <text:p>2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7500-06-01" calcext:value-type="date">
            <text:p>6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HM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3333-12-01" calcext:value-type="date">
            <text:p>12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650000" calcext:value-type="float">
            <text:p>2,6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B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26000" calcext:value-type="float">
            <text:p>-2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8333-03-01" calcext:value-type="date">
            <text:p>3.8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9231-07-01" calcext:value-type="date">
            <text:p>7.92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1667" calcext:value-type="float">
            <text:p>-1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HM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W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TV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23333" calcext:value-type="float">
            <text:p>-1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G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81818" calcext:value-type="float">
            <text:p>181,8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2.090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422222" calcext:value-type="float">
            <text:p>422,2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WR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I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T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730000" calcext:value-type="float">
            <text:p>7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N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66667" calcext:value-type="float">
            <text:p>-6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DW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857-02-01" calcext:value-type="date">
            <text:p>2.2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26667" calcext:value-type="float">
            <text:p>-2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M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8000-08-01" calcext:value-type="date">
            <text:p>8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12000" calcext:value-type="float">
            <text:p>712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TR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F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52500" calcext:value-type="float">
            <text:p>25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857" calcext:value-type="float">
            <text:p>-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CC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I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5000-04-01" calcext:value-type="date">
            <text:p>4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T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G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15455" calcext:value-type="float">
            <text:p>215,4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G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58750" calcext:value-type="float">
            <text:p>158,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695000" calcext:value-type="float">
            <text:p>69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N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NK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3333-01-01" calcext:value-type="date">
            <text:p>1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F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71429" calcext:value-type="float">
            <text:p>171,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000" calcext:value-type="float">
            <text:p>-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UG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6667-09-01" calcext:value-type="date">
            <text:p>9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6667" calcext:value-type="float">
            <text:p>-4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65714" calcext:value-type="float">
            <text:p>-65,7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P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B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F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60000" calcext:value-type="float">
            <text:p>2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X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B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260000" calcext:value-type="float">
            <text:p>2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G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5000" calcext:value-type="float">
            <text:p>-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MH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C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3636-10-01" calcext:value-type="date">
            <text:p>10.363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B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T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5000-06-01" calcext:value-type="date">
            <text:p>6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N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G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570000" calcext:value-type="float">
            <text:p>5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D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7500-11-01" calcext:value-type="date">
            <text:p>11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47500" calcext:value-type="float">
            <text:p>14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RQ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JU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E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I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O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C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42500" calcext:value-type="float">
            <text:p>-4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8095-10-01" calcext:value-type="date">
            <text:p>10.80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A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7500" calcext:value-type="float">
            <text:p>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MA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I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429" calcext:value-type="float">
            <text:p>-1,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T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KE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TZ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42857" calcext:value-type="float">
            <text:p>14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P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P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26667" calcext:value-type="float">
            <text:p>-2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70000" calcext:value-type="float">
            <text:p>2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F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SY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S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780000" calcext:value-type="float">
            <text:p>7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VD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5000-07-01" calcext:value-type="date">
            <text:p>7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FK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2" table:number-rows-repeated="10473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_04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olyear</text:p>
          </table:table-cell>
          <table:table-cell table:style-name="ce1" office:value-type="string" calcext:value-type="string">
            <text:p>colmonth</text:p>
          </table:table-cell>
          <table:table-cell table:style-name="ce1" office:value-type="string" calcext:value-type="string">
            <text:p>Avgdel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Barbar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ant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9474-07-01" calcext:value-type="date">
            <text:p>7.947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ver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4286" calcext:value-type="float">
            <text:p>-14,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bank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3333-10-01" calcext:value-type="date">
            <text:p>10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lin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phi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34000" calcext:value-type="float">
            <text:p>-3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neapoli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5000-09-01" calcext:value-type="date">
            <text:p>9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t Lake City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orado Spring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115000" calcext:value-type="float">
            <text:p>1,1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vill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ltimor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3333-05-01" calcext:value-type="date">
            <text:p>5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pe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Myer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land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33333" calcext:value-type="float">
            <text:p>23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i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500-09-01" calcext:value-type="date">
            <text:p>9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dford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65000" calcext:value-type="float">
            <text:p>-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averse City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esto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ugen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ver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857-02-01" calcext:value-type="date">
            <text:p>2.2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tk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Luis Obisp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290000" calcext:value-type="float">
            <text:p>2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4286-03-01" calcext:value-type="date">
            <text:p>3.4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Alle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lwauke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ilua/Kon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220000" calcext:value-type="float">
            <text:p>-2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illee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ntsvill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ant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7727-11-01" calcext:value-type="date">
            <text:p>11.77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ltimor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6667-01-01" calcext:value-type="date">
            <text:p>1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Dieg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76667" calcext:value-type="float">
            <text:p>-7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vill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 Moine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lm Spring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ver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727-08-01" calcext:value-type="date">
            <text:p>8.27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r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horag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280000" calcext:value-type="float">
            <text:p>-2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bil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reveport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videnc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3333-08-01" calcext:value-type="date">
            <text:p>8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t Lake City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8000-02-01" calcext:value-type="date">
            <text:p>2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Myer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ver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6000" calcext:value-type="float">
            <text:p>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esto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75000" calcext:value-type="float">
            <text:p>-17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gto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6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chester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ng Beach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shvill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450000" calcext:value-type="float">
            <text:p>4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crament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t Lake City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rasot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Lauderdal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yrtle Beach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sc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Myer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An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320000" calcext:value-type="float">
            <text:p>3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nsbor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lfport-Biloxi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nsacol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 Amali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adhors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230000" calcext:value-type="float">
            <text:p>-2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fal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um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50000" calcext:value-type="float">
            <text:p>4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An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85000" calcext:value-type="float">
            <text:p>3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dar Rapid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70000" calcext:value-type="float">
            <text:p>3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ant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83-04-01" calcext:value-type="date">
            <text:p>4.20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9.18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Myer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65000" calcext:value-type="float">
            <text:p>-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7500-06-01" calcext:value-type="date">
            <text:p>6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10000" calcext:value-type="float">
            <text:p>-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ver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222" calcext:value-type="float">
            <text:p>2,2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13333" calcext:value-type="float">
            <text:p>31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okan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96667" calcext:value-type="float">
            <text:p>-9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-Fort Worth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7.058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ttl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9000-12-01" calcext:value-type="date">
            <text:p>12.9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rmingham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ant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01923" calcext:value-type="float">
            <text:p>201,92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hite Plain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110000" calcext:value-type="float">
            <text:p>1,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tilly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500-10-01" calcext:value-type="date">
            <text:p>10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Lauderdal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15000" calcext:value-type="float">
            <text:p>3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t Lake City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75000" calcext:value-type="float">
            <text:p>-7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esto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horag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10000" calcext:value-type="float">
            <text:p>-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ant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9583-05-01" calcext:value-type="date">
            <text:p>5.95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210000" calcext:value-type="float">
            <text:p>-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crament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lingto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neapoli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72222" calcext:value-type="float">
            <text:p>-72,2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gto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lm Spring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tilly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s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bank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4286-04-01" calcext:value-type="date">
            <text:p>4.4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any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oled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Angel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dar Rapid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h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t Lake City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3750-04-01" calcext:value-type="date">
            <text:p>4.3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linge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vill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280000" calcext:value-type="float">
            <text:p>-2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ant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43571" calcext:value-type="float">
            <text:p>143,5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h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235000" calcext:value-type="float">
            <text:p>2,2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3333-11-01" calcext:value-type="date">
            <text:p>11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oux Fall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440000" calcext:value-type="float">
            <text:p>4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ttl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7500-04-01" calcext:value-type="date">
            <text:p>4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4286-07-01" calcext:value-type="date">
            <text:p>7.4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Myer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inesvill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760000" calcext:value-type="float">
            <text:p>1,7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shvill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5000-01-01" calcext:value-type="date">
            <text:p>1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3462-05-01" calcext:value-type="date">
            <text:p>5.34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6667" calcext:value-type="float">
            <text:p>-3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ari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333" calcext:value-type="float">
            <text:p>-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Dieg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12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07778" calcext:value-type="float">
            <text:p>207,7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kersfield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ugen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6667" calcext:value-type="float">
            <text:p>-8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llahasse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dest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bank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75000" calcext:value-type="float">
            <text:p>-7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leigh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phi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6667-10-01" calcext:value-type="date">
            <text:p>10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gto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000" calcext:value-type="float">
            <text:p>-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annah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500000" calcext:value-type="float">
            <text:p>5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ilua/Kon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crament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An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3333-02-01" calcext:value-type="date">
            <text:p>2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mp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9.1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lege Statio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46000" calcext:value-type="float">
            <text:p>-4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uquerqu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4444" calcext:value-type="float">
            <text:p>-4,4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lfport-Biloxi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90000" calcext:value-type="float">
            <text:p>1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ari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an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acus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250000" calcext:value-type="float">
            <text:p>-2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mpaign/Urban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vill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yetteville/Springdale/Roger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10000" calcext:value-type="float">
            <text:p>4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os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500" calcext:value-type="float">
            <text:p>-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tle Rock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ntros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70000" calcext:value-type="float">
            <text:p>3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Dieg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9000-07-01" calcext:value-type="date">
            <text:p>7.9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35455" calcext:value-type="float">
            <text:p>135,4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k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an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nsas Cit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3333-07-01" calcext:value-type="date">
            <text:p>7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illee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neapoli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5455-02-01" calcext:value-type="date">
            <text:p>2.54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pid Cit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350000" calcext:value-type="float">
            <text:p>-3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and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chita Fall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r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and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phi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10000" calcext:value-type="float">
            <text:p>5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66667" calcext:value-type="float">
            <text:p>-6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ttanoog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6364-02-01" calcext:value-type="date">
            <text:p>2.63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t Palm Beach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Dieg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11.1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ianapoli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530000" calcext:value-type="float">
            <text:p>5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8000" calcext:value-type="float">
            <text:p>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ng Beach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gl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800000" calcext:value-type="float">
            <text:p>4,8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ilua/Kon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phi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74000" calcext:value-type="float">
            <text:p>-7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Luis Obisp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nsbor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8889" calcext:value-type="float">
            <text:p>-8,88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2.1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resn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orado Spring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adelphi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5.1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nsas Cit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300000" calcext:value-type="float">
            <text:p>2,3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ntere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okan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ndsor Lock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25000" calcext:value-type="float">
            <text:p>-2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cso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630000" calcext:value-type="float">
            <text:p>6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il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hevill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ttl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8571-06-01" calcext:value-type="date">
            <text:p>6.85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and Rapid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3571-12-01" calcext:value-type="date">
            <text:p>12.35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annah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nsas Cit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667" calcext:value-type="float">
            <text:p>-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t Lake Cit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4444-11-01" calcext:value-type="date">
            <text:p>11.44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Francisc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6000" calcext:value-type="float">
            <text:p>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56667" calcext:value-type="float">
            <text:p>15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tchika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200000" calcext:value-type="float">
            <text:p>-2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esto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620000" calcext:value-type="float">
            <text:p>6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-Fort Wort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69474" calcext:value-type="float">
            <text:p>169,47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vill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60000" calcext:value-type="float">
            <text:p>3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hester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ntsvill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tilly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51250" calcext:value-type="float">
            <text:p>-51,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000-06-01" calcext:value-type="date">
            <text:p>6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An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chester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s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40000" calcext:value-type="float">
            <text:p>3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62857" calcext:value-type="float">
            <text:p>16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54444" calcext:value-type="float">
            <text:p>254,4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dding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i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6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ltimor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4000-07-01" calcext:value-type="date">
            <text:p>7.4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Barbar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-Fort Wort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12917" calcext:value-type="float">
            <text:p>212,9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Pas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55000" calcext:value-type="float">
            <text:p>-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ncol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videnc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dland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chit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ua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32857" calcext:value-type="float">
            <text:p>13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nsacol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s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chester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nsas City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33333" calcext:value-type="float">
            <text:p>-3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ntgomery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videnc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pid City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ua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phi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6000-09-01" calcext:value-type="date">
            <text:p>9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Luis Obisp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 Vega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77143" calcext:value-type="float">
            <text:p>17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linge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Antoni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ntsvill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390000" calcext:value-type="float">
            <text:p>3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ltimor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9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hester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tona Beac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r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rpus Christi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5000" calcext:value-type="float">
            <text:p>-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lin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5714-07-01" calcext:value-type="date">
            <text:p>7.57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mp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anna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 Amali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70000" calcext:value-type="float">
            <text:p>-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h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t Palm Beac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900000" calcext:value-type="float">
            <text:p>9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i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65000" calcext:value-type="float">
            <text:p>-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on Roug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30000" calcext:value-type="float">
            <text:p>2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 Vega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9000" calcext:value-type="float">
            <text:p>-9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yetteville/Springdale/Roger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266667" calcext:value-type="float">
            <text:p>26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lahoma City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h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44286" calcext:value-type="float">
            <text:p>-44,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6000" calcext:value-type="float">
            <text:p>-2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okan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400000" calcext:value-type="float">
            <text:p>4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rpus Christi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ng Beac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80000" calcext:value-type="float">
            <text:p>2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t Lake Cit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56000" calcext:value-type="float">
            <text:p>15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ngor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50000" calcext:value-type="float">
            <text:p>4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ark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40000" calcext:value-type="float">
            <text:p>3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enix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5556-03-01" calcext:value-type="date">
            <text:p>3.55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anna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090000" calcext:value-type="float">
            <text:p>1,0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s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ianapoli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450000" calcext:value-type="float">
            <text:p>2,4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uneau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70000" calcext:value-type="float">
            <text:p>2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000-01-01" calcext:value-type="date">
            <text:p>1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mingto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90000" calcext:value-type="float">
            <text:p>1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ark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67" calcext:value-type="float">
            <text:p>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77500" calcext:value-type="float">
            <text:p>-7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ntere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45000" calcext:value-type="float">
            <text:p>-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85714" calcext:value-type="float">
            <text:p>185,7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4000-07-01" calcext:value-type="date">
            <text:p>7.4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horag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nsbor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yetteville/Springdale/Roger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t Lake Cit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till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96667" calcext:value-type="float">
            <text:p>-9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risburg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Myer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xnard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6667-07-01" calcext:value-type="date">
            <text:p>7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uisvill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crament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65000" calcext:value-type="float">
            <text:p>3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o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ort Wayn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t Lake Cit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ppleto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lwauke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26667" calcext:value-type="float">
            <text:p>-12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 Amali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till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s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t Palm Beac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80000" calcext:value-type="float">
            <text:p>9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till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94000" calcext:value-type="float">
            <text:p>29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os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18000" calcext:value-type="float">
            <text:p>-11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Mari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till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53333" calcext:value-type="float">
            <text:p>-15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7143" calcext:value-type="float">
            <text:p>-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ari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tchika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70000" calcext:value-type="float">
            <text:p>-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Pas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ndsor Lock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 Amali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Dieg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Francisc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96250" calcext:value-type="float">
            <text:p>-96,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anna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chit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os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26667" calcext:value-type="float">
            <text:p>-12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Barbar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videnc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17500" calcext:value-type="float">
            <text:p>-11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lparais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ua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i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5000-02-01" calcext:value-type="date">
            <text:p>2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hului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Francisc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3750-11-01" calcext:value-type="date">
            <text:p>11.3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ori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3333-06-01" calcext:value-type="date">
            <text:p>6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ark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3333-07-01" calcext:value-type="date">
            <text:p>7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till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tle Rock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260000" calcext:value-type="float">
            <text:p>-2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71818" calcext:value-type="float">
            <text:p>271,8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 Vega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51429" calcext:value-type="float">
            <text:p>-51,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ilua/Kon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240000" calcext:value-type="float">
            <text:p>-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mp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dland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45000" calcext:value-type="float">
            <text:p>-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daho Fall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10000" calcext:value-type="float">
            <text:p>3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Dieg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6000-06-01" calcext:value-type="date">
            <text:p>6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Luis Obisp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lin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i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Francisc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7500-09-01" calcext:value-type="date">
            <text:p>9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uquerqu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70000" calcext:value-type="float">
            <text:p>-2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any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Francisc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3.1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reveport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260000" calcext:value-type="float">
            <text:p>-2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36000" calcext:value-type="float">
            <text:p>-3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nsbor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4286-04-01" calcext:value-type="date">
            <text:p>4.4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mp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64000" calcext:value-type="float">
            <text:p>-6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ori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55000" calcext:value-type="float">
            <text:p>-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. Petersburg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Orlean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-Fort Wort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6667-03-01" calcext:value-type="date">
            <text:p>3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Antoni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156000" calcext:value-type="float">
            <text:p>1,15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ua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3333-03-01" calcext:value-type="date">
            <text:p>3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ntingto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crament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Orlean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5000-11-01" calcext:value-type="date">
            <text:p>11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-Fort Wort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7.13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ver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9231" calcext:value-type="float">
            <text:p>-19,2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lfport-Biloxi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s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500-03-01" calcext:value-type="date">
            <text:p>3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Francisc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7273-11-01" calcext:value-type="date">
            <text:p>11.727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54286" calcext:value-type="float">
            <text:p>-54,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t Lake City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17143" calcext:value-type="float">
            <text:p>21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Lauderdal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inesvill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670000" calcext:value-type="float">
            <text:p>6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noxvill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yrtle Beac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land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leig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73333" calcext:value-type="float">
            <text:p>-7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gust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Orlean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ringfield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uisvill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260000" calcext:value-type="float">
            <text:p>-2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-Fort Wort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34667" calcext:value-type="float">
            <text:p>-34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lingto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70000" calcext:value-type="float">
            <text:p>-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k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and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5000-06-01" calcext:value-type="date">
            <text:p>6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bil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000" calcext:value-type="float">
            <text:p>-3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rpus Christi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uisvill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56667" calcext:value-type="float">
            <text:p>-5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hite Plain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70000" calcext:value-type="float">
            <text:p>-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t Palm Beac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-Fort Wort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8571" calcext:value-type="float">
            <text:p>8,5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Luis Obisp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cso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fal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297500" calcext:value-type="float">
            <text:p>29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38000" calcext:value-type="float">
            <text:p>-3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lamazo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lmingto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adelphi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34000" calcext:value-type="float">
            <text:p>-3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000-08-01" calcext:value-type="date">
            <text:p>8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ansville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35000" calcext:value-type="float">
            <text:p>2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s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adelphi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land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50000" calcext:value-type="float">
            <text:p>2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ario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Diego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ttle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adelphi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05000" calcext:value-type="float">
            <text:p>-10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lip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71176" calcext:value-type="float">
            <text:p>171,1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uquerque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325000" calcext:value-type="float">
            <text:p>3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lip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adelphi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land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7500-07-01" calcext:value-type="date">
            <text:p>7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adelphi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857-09-01" calcext:value-type="date">
            <text:p>9.2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uquerque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uisville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yetteville/Springdale/Roger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enix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4545" calcext:value-type="float">
            <text:p>-14,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cramento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74000" calcext:value-type="float">
            <text:p>-7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mp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92857" calcext:value-type="float">
            <text:p>-9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t Palm Beach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ttle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87143" calcext:value-type="float">
            <text:p>-8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exarkan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 Vega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rpus Christi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se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6429-10-01" calcext:value-type="date">
            <text:p>10.6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4000-03-01" calcext:value-type="date">
            <text:p>3.4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6667" calcext:value-type="float">
            <text:p>-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i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t Palm Beach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500-06-01" calcext:value-type="date">
            <text:p>6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00000" calcext:value-type="float">
            <text:p>-2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ilua/Kon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uan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500" calcext:value-type="float">
            <text:p>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Orleans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83333" calcext:value-type="float">
            <text:p>-8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ilua/Kon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Antonio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7500-10-01" calcext:value-type="date">
            <text:p>10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dison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4444-11-01" calcext:value-type="date">
            <text:p>11.44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 Vegas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500-06-01" calcext:value-type="date">
            <text:p>6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reveport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98235" calcext:value-type="float">
            <text:p>198,23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-Fort Worth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6087-11-01" calcext:value-type="date">
            <text:p>11.60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ndsor Locks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1111" calcext:value-type="float">
            <text:p>-41,1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dison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chit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15000" calcext:value-type="float">
            <text:p>2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Diego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000-03-01" calcext:value-type="date">
            <text:p>3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horag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ua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nsboro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 Vega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3333-06-01" calcext:value-type="date">
            <text:p>6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noxvill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7500-03-01" calcext:value-type="date">
            <text:p>3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cramento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75000" calcext:value-type="float">
            <text:p>-7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ark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29091" calcext:value-type="float">
            <text:p>-29,09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marillo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enix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4167-07-01" calcext:value-type="date">
            <text:p>7.41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ver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500-04-01" calcext:value-type="date">
            <text:p>4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annah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05000" calcext:value-type="float">
            <text:p>30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nsas City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25000" calcext:value-type="float">
            <text:p>2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An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8000-07-01" calcext:value-type="date">
            <text:p>7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331818" calcext:value-type="float">
            <text:p>331,8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annah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acus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6000" calcext:value-type="float">
            <text:p>-1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ttl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horag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Myer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300000" calcext:value-type="float">
            <text:p>1,3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averse City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uneau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i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dar Rapid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90000" calcext:value-type="float">
            <text:p>2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Paso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vill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lip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hu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horag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60000" calcext:value-type="float">
            <text:p>2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ianapoli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7143" calcext:value-type="float">
            <text:p>-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6667-07-01" calcext:value-type="date">
            <text:p>7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tilly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8000" calcext:value-type="float">
            <text:p>-1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ilo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6364-03-01" calcext:value-type="date">
            <text:p>3.63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hului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nsas City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46667" calcext:value-type="float">
            <text:p>24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leigh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286" calcext:value-type="float">
            <text:p>4,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ndsor Lock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50000" calcext:value-type="float">
            <text:p>-2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noxville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9167-09-01" calcext:value-type="date">
            <text:p>9.91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neapoli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45000" calcext:value-type="float">
            <text:p>1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ringfield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adelphi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1250" calcext:value-type="float">
            <text:p>-21,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oux Fall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leigh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phi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76667" calcext:value-type="float">
            <text:p>-7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chester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o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81667" calcext:value-type="float">
            <text:p>18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acuse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h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shville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orado Spring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05000" calcext:value-type="float">
            <text:p>60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18889" calcext:value-type="float">
            <text:p>218,88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rmingham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65000" calcext:value-type="float">
            <text:p>-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-Fort Worth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0588" calcext:value-type="float">
            <text:p>-10,58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enix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12222" calcext:value-type="float">
            <text:p>212,2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ethel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yrtle Beach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bbock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 Vega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1429" calcext:value-type="float">
            <text:p>-11,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 Loui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ando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000" calcext:value-type="float">
            <text:p>-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in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An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300000" calcext:value-type="float">
            <text:p>1,3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hester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90000" calcext:value-type="float">
            <text:p>-1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tsburgh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3750-03-01" calcext:value-type="date">
            <text:p>3.3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uquerque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3333-08-01" calcext:value-type="date">
            <text:p>8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ssoul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Orlean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gton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41429" calcext:value-type="float">
            <text:p>141,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cramento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enix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lm Spring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adelphi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500-12-01" calcext:value-type="date">
            <text:p>12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lwaukee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53478" calcext:value-type="float">
            <text:p>253,4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r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210000" calcext:value-type="float">
            <text:p>-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resn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Orlean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7500-07-01" calcext:value-type="date">
            <text:p>7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lip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orado Spring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5000-01-01" calcext:value-type="date">
            <text:p>1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67500" calcext:value-type="float">
            <text:p>-6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Pas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6667-01-01" calcext:value-type="date">
            <text:p>1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ose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uquerque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fal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55000" calcext:value-type="float">
            <text:p>-1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87500" calcext:value-type="float">
            <text:p>28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ville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15000" calcext:value-type="float">
            <text:p>3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ari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nsbor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72500" calcext:value-type="float">
            <text:p>-7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and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vidence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bbock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ari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450000" calcext:value-type="float">
            <text:p>4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24286" calcext:value-type="float">
            <text:p>324,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6667-01-01" calcext:value-type="date">
            <text:p>1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 Loui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8000-02-01" calcext:value-type="date">
            <text:p>2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and Rapid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ianapoli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500-11-01" calcext:value-type="date">
            <text:p>11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nsas City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5000-10-01" calcext:value-type="date">
            <text:p>10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lington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ari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ark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35833" calcext:value-type="float">
            <text:p>135,8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rangell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350000" calcext:value-type="float">
            <text:p>3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ianapoli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476667" calcext:value-type="float">
            <text:p>47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okane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rasot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i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45000" calcext:value-type="float">
            <text:p>-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3333-04-01" calcext:value-type="date">
            <text:p>4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adelphi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20000" calcext:value-type="float">
            <text:p>2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222" calcext:value-type="float">
            <text:p>-2,2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oux Fall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6364-03-01" calcext:value-type="date">
            <text:p>3.63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land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240000" calcext:value-type="float">
            <text:p>1,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acuse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150000" calcext:value-type="float">
            <text:p>1,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hite Plain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s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30000" calcext:value-type="float">
            <text:p>4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irbank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20000" calcext:value-type="float">
            <text:p>3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cson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acus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otzebu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30000" calcext:value-type="float">
            <text:p>2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lling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mp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73333" calcext:value-type="float">
            <text:p>17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6000-04-01" calcext:value-type="date">
            <text:p>4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in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6667-09-01" calcext:value-type="date">
            <text:p>9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nsas City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02500" calcext:value-type="float">
            <text:p>30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Francisco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Orlean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 Moine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10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Lauderdal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648000" calcext:value-type="float">
            <text:p>64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nsboro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22727" calcext:value-type="float">
            <text:p>-22,7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uisvill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80000" calcext:value-type="float">
            <text:p>-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land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mp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Orlean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shvill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5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rasot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ando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25000" calcext:value-type="float">
            <text:p>2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 Loui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9091-04-01" calcext:value-type="date">
            <text:p>4.909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Diego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47500" calcext:value-type="float">
            <text:p>-4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falo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5000-08-01" calcext:value-type="date">
            <text:p>8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uisvill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uquerqu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2000" calcext:value-type="float">
            <text:p>-42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s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22500" calcext:value-type="float">
            <text:p>-12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hevill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4444-07-01" calcext:value-type="date">
            <text:p>7.44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lip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s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45000" calcext:value-type="float">
            <text:p>-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 Moine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ristiansted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oledo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7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uquerqu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h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667-02-01" calcext:value-type="date">
            <text:p>2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r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neapoli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30000" calcext:value-type="float">
            <text:p>2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enix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49231" calcext:value-type="float">
            <text:p>149,2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070000" calcext:value-type="float">
            <text:p>1,0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acus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26667" calcext:value-type="float">
            <text:p>-12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 Loui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0833" calcext:value-type="float">
            <text:p>-10,8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Orlean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5000-07-01" calcext:value-type="date">
            <text:p>7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9000-08-01" calcext:value-type="date">
            <text:p>8.9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r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linge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h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adhors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tsburgh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4.1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ttl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31667" calcext:value-type="float">
            <text:p>-3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s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ginaw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uisvill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ntsvill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6667-04-01" calcext:value-type="date">
            <text:p>4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ver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6250-10-01" calcext:value-type="date">
            <text:p>10.6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ort Wayn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6667-04-01" calcext:value-type="date">
            <text:p>4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Antoni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okan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ua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3333-07-01" calcext:value-type="date">
            <text:p>7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sc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esto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790000" calcext:value-type="float">
            <text:p>7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irbank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tle Rock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6667" calcext:value-type="float">
            <text:p>-1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nsing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ot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tsburgh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lwauke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-Fort Worth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8750" calcext:value-type="float">
            <text:p>-28,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6250-08-01" calcext:value-type="date">
            <text:p>8.6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rmingham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40000" calcext:value-type="float">
            <text:p>3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os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7500" calcext:value-type="float">
            <text:p>-1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lingto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tsburgh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9000-10-01" calcext:value-type="date">
            <text:p>10.9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ianapoli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384000" calcext:value-type="float">
            <text:p>38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horag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lingto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40000" calcext:value-type="float">
            <text:p>-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hester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50000" calcext:value-type="float">
            <text:p>2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lahoma City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t Palm Beach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 Vega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573333" calcext:value-type="float">
            <text:p>57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bil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ttl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3750-05-01" calcext:value-type="date">
            <text:p>5.3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562500" calcext:value-type="float">
            <text:p>56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nsacol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Antonio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on Roug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land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66667" calcext:value-type="float">
            <text:p>-6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leigh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35000" calcext:value-type="float">
            <text:p>3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ltimor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7143-11-01" calcext:value-type="date">
            <text:p>11.7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ianapoli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6667" calcext:value-type="float">
            <text:p>-2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nro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enix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56667" calcext:value-type="float">
            <text:p>35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cso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t Palm Beach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56000" calcext:value-type="float">
            <text:p>-5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shvill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5714-02-01" calcext:value-type="date">
            <text:p>2.57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Francisco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7000-04-01" calcext:value-type="date">
            <text:p>4.7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chit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orado Spring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llahasse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cso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chit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gto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366667" calcext:value-type="float">
            <text:p>36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 Loui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6.1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ltimor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430000" calcext:value-type="float">
            <text:p>4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i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5000" calcext:value-type="float">
            <text:p>-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noxvill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uquerqu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7500-09-01" calcext:value-type="date">
            <text:p>9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rmingham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neapoli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8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nchester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4000" calcext:value-type="float">
            <text:p>-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43333" calcext:value-type="float">
            <text:p>24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nsacol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h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leigh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Francisco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and Fork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neapoli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7333-05-01" calcext:value-type="date">
            <text:p>5.7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o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videnc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esto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lin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reveport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rmingham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6667-09-01" calcext:value-type="date">
            <text:p>9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oux Fall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enix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9000-07-01" calcext:value-type="date">
            <text:p>7.9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on Roug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diso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00000" calcext:value-type="float">
            <text:p>2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Antonio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76667" calcext:value-type="float">
            <text:p>17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resno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okan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hevill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7273" calcext:value-type="float">
            <text:p>167,27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otzebu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phi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18333" calcext:value-type="float">
            <text:p>218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uisvill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Lauderdal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205000" calcext:value-type="float">
            <text:p>-20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ndsor Lock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gto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1429" calcext:value-type="float">
            <text:p>-21,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ua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lip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670000" calcext:value-type="float">
            <text:p>6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6000-01-01" calcext:value-type="date">
            <text:p>1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enix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6667" calcext:value-type="float">
            <text:p>-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lahoma City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bank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ltimor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8000-02-01" calcext:value-type="date">
            <text:p>2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mp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uth Bend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h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nsas City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3333-01-01" calcext:value-type="date">
            <text:p>1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vill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5000-10-01" calcext:value-type="date">
            <text:p>10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52857" calcext:value-type="float">
            <text:p>15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ant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30833" calcext:value-type="float">
            <text:p>130,8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ark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367500" calcext:value-type="float">
            <text:p>36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cso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 Amali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45556" calcext:value-type="float">
            <text:p>245,5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02222" calcext:value-type="float">
            <text:p>302,2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lwauke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An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95000" calcext:value-type="float">
            <text:p>-9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Paso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llahasse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nterey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to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zema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shvill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6667-01-01" calcext:value-type="date">
            <text:p>1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s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130000" calcext:value-type="float">
            <text:p>1,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phi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ant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28571" calcext:value-type="float">
            <text:p>-28,5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92500" calcext:value-type="float">
            <text:p>-9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8421-09-01" calcext:value-type="date">
            <text:p>9.842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ua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An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nsacol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rmingham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ugene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ant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1.1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and Rapid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phi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3333-01-01" calcext:value-type="date">
            <text:p>1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nsboro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neapoli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12500" calcext:value-type="float">
            <text:p>-11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tsburgh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32500" calcext:value-type="float">
            <text:p>13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7143" calcext:value-type="float">
            <text:p>-1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667-09-01" calcext:value-type="date">
            <text:p>9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crament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90000" calcext:value-type="float">
            <text:p>2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os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40000" calcext:value-type="float">
            <text:p>3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Lauderdal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073333" calcext:value-type="float">
            <text:p>1,07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i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uisvill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5000-12-01" calcext:value-type="date">
            <text:p>12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-Fort Worth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250" calcext:value-type="float">
            <text:p>-1,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land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3333-04-01" calcext:value-type="date">
            <text:p>4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hite Plain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ari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3333" calcext:value-type="float">
            <text:p>16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ver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92500" calcext:value-type="float">
            <text:p>19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ami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1667" calcext:value-type="float">
            <text:p>-1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gto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857-03-01" calcext:value-type="date">
            <text:p>3.2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3333" calcext:value-type="float">
            <text:p>-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fal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5000-07-01" calcext:value-type="date">
            <text:p>7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lbourn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010000" calcext:value-type="float">
            <text:p>1,0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annah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41111" calcext:value-type="float">
            <text:p>-41,1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t Palm Beach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land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333" calcext:value-type="float">
            <text:p>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i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4000-09-01" calcext:value-type="date">
            <text:p>9.4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Francisc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2500" calcext:value-type="float">
            <text:p>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hester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ort Wayn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yettevill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ark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5.1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 Vega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667" calcext:value-type="float">
            <text:p>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okan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70000" calcext:value-type="float">
            <text:p>4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r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cso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70000" calcext:value-type="float">
            <text:p>-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60000" calcext:value-type="float">
            <text:p>-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lwauke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adelphi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3333" calcext:value-type="float">
            <text:p>-1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averse City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ntsvill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ua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4286" calcext:value-type="float">
            <text:p>-14,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mp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enix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7778-07-01" calcext:value-type="date">
            <text:p>7.77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any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3333" calcext:value-type="float">
            <text:p>-3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phi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333" calcext:value-type="float">
            <text:p>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6667-07-01" calcext:value-type="date">
            <text:p>7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 Loui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04000" calcext:value-type="float">
            <text:p>-10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uquerqu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ver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7273" calcext:value-type="float">
            <text:p>-27,27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-Fort Worth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8387-05-01" calcext:value-type="date">
            <text:p>5.83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shville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46000" calcext:value-type="float">
            <text:p>-4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yde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nsas City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1.1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320000" calcext:value-type="float">
            <text:p>3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and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6000" calcext:value-type="float">
            <text:p>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tsburgh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250-08-01" calcext:value-type="date">
            <text:p>8.62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rpus Christi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5500-02-01" calcext:value-type="date">
            <text:p>2.5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ntgomery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lwaukee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gto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6000" calcext:value-type="float">
            <text:p>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and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8000-01-01" calcext:value-type="date">
            <text:p>1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h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risburg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ianapoli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um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uneau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okane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 Loui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58000" calcext:value-type="float">
            <text:p>158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ant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ose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6667" calcext:value-type="float">
            <text:p>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zema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bank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mpaign/Urban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horage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tle Rock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tsburgh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8333-06-01" calcext:value-type="date">
            <text:p>6.8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revepor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akutat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550000" calcext:value-type="float">
            <text:p>5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leigh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705000" calcext:value-type="float">
            <text:p>70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lentow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ttanoog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ari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neapoli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1538" calcext:value-type="float">
            <text:p>-11,53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smarck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30000" calcext:value-type="float">
            <text:p>2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65000" calcext:value-type="float">
            <text:p>2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chit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70000" calcext:value-type="float">
            <text:p>2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fal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An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3333" calcext:value-type="float">
            <text:p>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gto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hester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45000" calcext:value-type="float">
            <text:p>-4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Alle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risburg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um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tle Rock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7-01" calcext:value-type="date">
            <text:p>7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enix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727-07-01" calcext:value-type="date">
            <text:p>7.27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bbock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Antoni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3333-01-01" calcext:value-type="date">
            <text:p>1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uisville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ttle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ntgomery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neapoli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308-02-01" calcext:value-type="date">
            <text:p>2.23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ver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7.076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and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6667" calcext:value-type="float">
            <text:p>-8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leigh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5000-11-01" calcext:value-type="date">
            <text:p>11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any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5000" calcext:value-type="float">
            <text:p>-1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i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Dieg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72000" calcext:value-type="float">
            <text:p>-72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ort Wayn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 Loui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7143" calcext:value-type="float">
            <text:p>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Francisc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8750-12-01" calcext:value-type="date">
            <text:p>12.8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videnc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phi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48333" calcext:value-type="float">
            <text:p>248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nsas City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43333" calcext:value-type="float">
            <text:p>14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at Fall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3333-08-01" calcext:value-type="date">
            <text:p>8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lmdal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Dieg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75000" calcext:value-type="float">
            <text:p>17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ton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videnc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4000-11-01" calcext:value-type="date">
            <text:p>11.4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on Roug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30000" calcext:value-type="float">
            <text:p>-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oenix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2.153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irbank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5000" calcext:value-type="float">
            <text:p>-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os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Myer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243333" calcext:value-type="float">
            <text:p>24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lbourn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nsacol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lentown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Lauderdal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53333" calcext:value-type="float">
            <text:p>15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3333-08-01" calcext:value-type="date">
            <text:p>8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gton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os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ark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5714-03-01" calcext:value-type="date">
            <text:p>3.57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n Bay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roit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5000-04-01" calcext:value-type="date">
            <text:p>4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and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657500" calcext:value-type="float">
            <text:p>65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ebl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leigh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dar Rapid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bank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risburg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 Loui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7000" calcext:value-type="float">
            <text:p>7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tilly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vill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ark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76364" calcext:value-type="float">
            <text:p>176,3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fal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Pas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4000-09-01" calcext:value-type="date">
            <text:p>9.4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tle Rock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46667" calcext:value-type="float">
            <text:p>34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4286-03-01" calcext:value-type="date">
            <text:p>3.42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adelphi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os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72000" calcext:value-type="float">
            <text:p>-72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Myer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ari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5000-09-01" calcext:value-type="date">
            <text:p>9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Lauderdale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52500" calcext:value-type="float">
            <text:p>25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gto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lentow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6667-12-01" calcext:value-type="date">
            <text:p>12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shvill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95000" calcext:value-type="float">
            <text:p>19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lm Spring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on Roug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mp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35000" calcext:value-type="float">
            <text:p>-3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esto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4000" calcext:value-type="float">
            <text:p>-4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41053" calcext:value-type="float">
            <text:p>141,05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to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5000-02-01" calcext:value-type="date">
            <text:p>2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 Vega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6667-06-01" calcext:value-type="date">
            <text:p>6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t Palm Beach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3333-02-01" calcext:value-type="date">
            <text:p>2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7391" calcext:value-type="float">
            <text:p>-7,39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ah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33333" calcext:value-type="float">
            <text:p>-3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uquerqu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3333" calcext:value-type="float">
            <text:p>-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42000" calcext:value-type="float">
            <text:p>142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rasot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ianapoli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7500-11-01" calcext:value-type="date">
            <text:p>11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ssoul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leigh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 Vega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 Loui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6000-01-01" calcext:value-type="date">
            <text:p>1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orado Spring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20000" calcext:value-type="float">
            <text:p>3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6667-01-01" calcext:value-type="date">
            <text:p>1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ttle Rock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risburg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65000" calcext:value-type="float">
            <text:p>16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mphi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97500" calcext:value-type="float">
            <text:p>19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ta An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7500-12-01" calcext:value-type="date">
            <text:p>12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hester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80000" calcext:value-type="float">
            <text:p>2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bank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6000-08-01" calcext:value-type="date">
            <text:p>8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150000" calcext:value-type="float">
            <text:p>-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vannah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lbourn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tsburgh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62500" calcext:value-type="float">
            <text:p>26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Orlean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land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6667-03-01" calcext:value-type="date">
            <text:p>3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lip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96667" calcext:value-type="float">
            <text:p>19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lahoma City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to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tilly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lwauke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5000-02-01" calcext:value-type="date">
            <text:p>2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land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nsbor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855000" calcext:value-type="float">
            <text:p>1,8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857-04-01" calcext:value-type="date">
            <text:p>4.2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s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80000" calcext:value-type="float">
            <text:p>2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95000" calcext:value-type="float">
            <text:p>-9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Pas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85000" calcext:value-type="float">
            <text:p>-8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Orlean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and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5000-03-01" calcext:value-type="date">
            <text:p>3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ltimor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572857" calcext:value-type="float">
            <text:p>57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93333" calcext:value-type="float">
            <text:p>19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lentow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ttl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fal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76667" calcext:value-type="float">
            <text:p>-7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os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inesvill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ianapoli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350000" calcext:value-type="float">
            <text:p>3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ginaw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tland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ltimor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3750-03-01" calcext:value-type="date">
            <text:p>3.3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smarck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i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17500" calcext:value-type="float">
            <text:p>31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Lauderdal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37500" calcext:value-type="float">
            <text:p>13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bil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bank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10-01" calcext:value-type="date">
            <text:p>10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r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025000" calcext:value-type="float">
            <text:p>1,0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lahoma City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videnc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480000" calcext:value-type="float">
            <text:p>4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 Loui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52500" calcext:value-type="float">
            <text:p>25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tilly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52500" calcext:value-type="float">
            <text:p>-5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shvill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adelphi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27143" calcext:value-type="float">
            <text:p>227,14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lahoma City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28333" calcext:value-type="float">
            <text:p>-28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ario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310000" calcext:value-type="float">
            <text:p>-3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rangel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and Canyo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hester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5000-04-01" calcext:value-type="date">
            <text:p>4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ianapoli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diso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shvill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80000" calcext:value-type="float">
            <text:p>1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s Vega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linge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is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ark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40000" calcext:value-type="float">
            <text:p>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os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55000" calcext:value-type="float">
            <text:p>-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bbock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80000" calcext:value-type="float">
            <text:p>2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ristiansted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8000-04-01" calcext:value-type="date">
            <text:p>4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t Lake City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52000" calcext:value-type="float">
            <text:p>-52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orado Spring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880000" calcext:value-type="float">
            <text:p>8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tsburgh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6000-07-01" calcext:value-type="date">
            <text:p>7.6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Paso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sto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31818" calcext:value-type="float">
            <text:p>-31,8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3333-11-01" calcext:value-type="date">
            <text:p>11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bil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750000" calcext:value-type="float">
            <text:p>7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Antonio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10000" calcext:value-type="float">
            <text:p>3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leigh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rrisburg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usto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500-03-01" calcext:value-type="date">
            <text:p>3.2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Francisco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3333" calcext:value-type="float">
            <text:p>-1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nsacol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10000" calcext:value-type="float">
            <text:p>-1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125000" calcext:value-type="float">
            <text:p>-1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t Palm Beach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esto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ng Beach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Lauderdal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len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Lauderdal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ntingto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ltimore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3333-07-01" calcext:value-type="date">
            <text:p>7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edar Rapid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244333" calcext:value-type="float">
            <text:p>244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tario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nsacol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5000-08-01" calcext:value-type="date">
            <text:p>8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hester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ark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240000" calcext:value-type="float">
            <text:p>2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lingto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8000-02-01" calcext:value-type="date">
            <text:p>2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 Loui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7500-06-01" calcext:value-type="date">
            <text:p>6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rmingham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3333-12-01" calcext:value-type="date">
            <text:p>12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to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650000" calcext:value-type="float">
            <text:p>2,6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ebl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00-08-01" calcext:value-type="date">
            <text:p>8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26000" calcext:value-type="float">
            <text:p>-26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8333-03-01" calcext:value-type="date">
            <text:p>3.8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9231-07-01" calcext:value-type="date">
            <text:p>7.92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tsburgh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11667" calcext:value-type="float">
            <text:p>-11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to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rmingham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80000" calcext:value-type="float">
            <text:p>-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ppleto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lingto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-123333" calcext:value-type="float">
            <text:p>-123,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gust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81818" calcext:value-type="float">
            <text:p>181,8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tsburgh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2.090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land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422222" calcext:value-type="float">
            <text:p>422,2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acus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ark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50000" calcext:value-type="float">
            <text:p>1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irbank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-90000" calcext:value-type="float">
            <text:p>-9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ntingto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ndsor Lock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lentow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730000" calcext:value-type="float">
            <text:p>7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shvill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66667" calcext:value-type="float">
            <text:p>-6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cag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857-02-01" calcext:value-type="date">
            <text:p>2.2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t. Lauderdal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-26667" calcext:value-type="float">
            <text:p>-2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marill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neapoli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00-05-01" calcext:value-type="date">
            <text:p>5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lla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8000-08-01" calcext:value-type="date">
            <text:p>8.8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ndsor Lock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12000" calcext:value-type="float">
            <text:p>712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on Roug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01-01" calcext:value-type="date">
            <text:p>1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crament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52500" calcext:value-type="float">
            <text:p>25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acus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attl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-2857" calcext:value-type="float">
            <text:p>-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30000" calcext:value-type="float">
            <text:p>1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adhors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00-12-01" calcext:value-type="date">
            <text:p>1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i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5000-04-01" calcext:value-type="date">
            <text:p>4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55000" calcext:value-type="float">
            <text:p>15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15455" calcext:value-type="float">
            <text:p>215,4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okan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bank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4-01" calcext:value-type="date">
            <text:p>4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ttsburgh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58750" calcext:value-type="float">
            <text:p>158,7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cso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695000" calcext:value-type="float">
            <text:p>69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ncol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ltimor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3333-01-01" calcext:value-type="date">
            <text:p>1.33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crament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71429" calcext:value-type="float">
            <text:p>171,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acus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5000" calcext:value-type="float">
            <text:p>-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ugen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6667-09-01" calcext:value-type="date">
            <text:p>9.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ffal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46667" calcext:value-type="float">
            <text:p>-4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65714" calcext:value-type="float">
            <text:p>-65,7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neapoli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n Bay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-10000" calcext:value-type="float">
            <text:p>-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chorag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yto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70000" calcext:value-type="float">
            <text:p>1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ansas City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bank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60000" calcext:value-type="float">
            <text:p>2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racus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20000" calcext:value-type="float">
            <text:p>-1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vill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orado Spring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5000" calcext:value-type="float">
            <text:p>-2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60000" calcext:value-type="float">
            <text:p>-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lentow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260000" calcext:value-type="float">
            <text:p>2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okane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5000" calcext:value-type="float">
            <text:p>-5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ls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210000" calcext:value-type="float">
            <text:p>21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t Lake City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3636-10-01" calcext:value-type="date">
            <text:p>10.363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ndsor Lock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ginaw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Antoni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5000-06-01" calcext:value-type="date">
            <text:p>6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n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70000" calcext:value-type="float">
            <text:p>-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gust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570000" calcext:value-type="float">
            <text:p>5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ndsor Lock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7500-11-01" calcext:value-type="date">
            <text:p>11.7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ant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47500" calcext:value-type="float">
            <text:p>14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rasot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Jua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40000" calcext:value-type="float">
            <text:p>-1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50000" calcext:value-type="float">
            <text:p>-5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ckson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00000" calcext:value-type="float">
            <text:p>-10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line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klahoma City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-42500" calcext:value-type="float">
            <text:p>-42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tlanta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date" office:date-value="8095-10-01" calcext:value-type="date">
            <text:p>10.80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mpa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7500" calcext:value-type="float">
            <text:p>7,5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marillo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20000" calcext:value-type="float">
            <text:p>-2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ltimore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429" calcext:value-type="float">
            <text:p>-1,4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chester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60000" calcext:value-type="float">
            <text:p>16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n Antonio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-30000" calcext:value-type="float">
            <text:p>-3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lwaukee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otzebue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ver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42857" calcext:value-type="float">
            <text:p>142,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lip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Paso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26667" calcext:value-type="float">
            <text:p>-26,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akland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70000" calcext:value-type="float">
            <text:p>27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dland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-40000" calcext:value-type="float">
            <text:p>-4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Orleans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ucson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780000" calcext:value-type="float">
            <text:p>780,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vidence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6-01" calcext:value-type="date">
            <text:p>6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02-01" calcext:value-type="date">
            <text:p>2.2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bank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5000-07-01" calcext:value-type="date">
            <text:p>7.5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00-11-01" calcext:value-type="date">
            <text:p>11.2000</text:p>
          </table:table-cell>
          <table:table-cell table:number-columns-repeated="1020"/>
        </table:table-row>
        <table:table-row table:style-name="ro2" table:number-rows-repeated="10473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_05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niquecarrier</text:p>
          </table:table-cell>
          <table:table-cell table:style-name="ce1" office:value-type="string" calcext:value-type="string">
            <text:p>colyear</text:p>
          </table:table-cell>
          <table:table-cell table:style-name="ce1" office:value-type="string" calcext:value-type="string">
            <text:p>colmonth</text:p>
          </table:table-cell>
          <table:table-cell table:style-name="ce1" office:value-type="string" calcext:value-type="string">
            <text:p>total_cancell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 (1)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Z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Z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 (1)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Q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 (1)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 (1)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Q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Q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 (1)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 (1)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Z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Q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S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_06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ilnum</text:p>
          </table:table-cell>
          <table:table-cell table:style-name="ce1" office:value-type="string" calcext:value-type="string">
            <text:p>total_dista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543UA</text:p>
          </table:table-cell>
          <table:table-cell table:style-name="ce1" office:value-type="float" office:value="7675" calcext:value-type="float">
            <text:p>76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12238</text:p>
          </table:table-cell>
          <table:table-cell table:style-name="ce1" office:value-type="float" office:value="6829" calcext:value-type="float">
            <text:p>68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580JB</text:p>
          </table:table-cell>
          <table:table-cell table:style-name="ce1" office:value-type="float" office:value="6277" calcext:value-type="float">
            <text:p>62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5DCAA</text:p>
          </table:table-cell>
          <table:table-cell table:style-name="ce1" office:value-type="float" office:value="5300" calcext:value-type="float">
            <text:p>53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637DL</text:p>
          </table:table-cell>
          <table:table-cell table:style-name="ce1" office:value-type="float" office:value="5223" calcext:value-type="float">
            <text:p>52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5DJAA</text:p>
          </table:table-cell>
          <table:table-cell table:style-name="ce1" office:value-type="float" office:value="5046" calcext:value-type="float">
            <text:p>50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653UA</text:p>
          </table:table-cell>
          <table:table-cell table:style-name="ce1" office:value-type="float" office:value="5005" calcext:value-type="float">
            <text:p>50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614UA</text:p>
          </table:table-cell>
          <table:table-cell table:style-name="ce1" office:value-type="float" office:value="4950" calcext:value-type="float">
            <text:p>49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615DL</text:p>
          </table:table-cell>
          <table:table-cell table:style-name="ce1" office:value-type="float" office:value="4948" calcext:value-type="float">
            <text:p>49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128DL</text:p>
          </table:table-cell>
          <table:table-cell table:style-name="ce1" office:value-type="float" office:value="4584" calcext:value-type="float">
            <text:p>4584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_07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niquecarrier</text:p>
          </table:table-cell>
          <table:table-cell table:style-name="ce1" office:value-type="string" calcext:value-type="string">
            <text:p>avgde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Z</text:p>
          </table:table-cell>
          <table:table-cell table:style-name="ce2" office:value-type="float" office:value="385714" calcext:value-type="float">
            <text:p>385,7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2" office:value-type="float" office:value="328571" calcext:value-type="float">
            <text:p>328,5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2" office:value-type="float" office:value="203611" calcext:value-type="float">
            <text:p>203,6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</text:p>
          </table:table-cell>
          <table:table-cell table:style-name="ce2" office:value-type="float" office:value="177273" calcext:value-type="float">
            <text:p>177,2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E</text:p>
          </table:table-cell>
          <table:table-cell table:style-name="ce2" office:value-type="float" office:value="164000" calcext:value-type="float">
            <text:p>164,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V</text:p>
          </table:table-cell>
          <table:table-cell table:style-name="ce2" office:value-type="float" office:value="132727" calcext:value-type="float">
            <text:p>132,7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2" office:value-type="float" office:value="130725" calcext:value-type="float">
            <text:p>130,7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3" office:value-type="date" office:date-value="9310-12-01" calcext:value-type="date">
            <text:p>12.93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3" office:value-type="string" calcext:value-type="string">
            <text:p>12.04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P</text:p>
          </table:table-cell>
          <table:table-cell table:style-name="ce3" office:value-type="date" office:date-value="9167-09-01" calcext:value-type="date">
            <text:p>9.91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3" office:value-type="date" office:date-value="3121-09-01" calcext:value-type="date">
            <text:p>9.31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3" office:value-type="string" calcext:value-type="string">
            <text:p>9.04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3" office:value-type="date" office:date-value="2000-09-01" calcext:value-type="date">
            <text:p>9.2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3" office:value-type="date" office:date-value="8272-07-01" calcext:value-type="date">
            <text:p>7.82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O</text:p>
          </table:table-cell>
          <table:table-cell table:style-name="ce3" office:value-type="date" office:date-value="7833-07-01" calcext:value-type="date">
            <text:p>7.78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E</text:p>
          </table:table-cell>
          <table:table-cell table:style-name="ce3" office:value-type="date" office:date-value="5200-07-01" calcext:value-type="date">
            <text:p>7.52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3" office:value-type="string" calcext:value-type="string">
            <text:p>7.09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 (1)</text:p>
          </table:table-cell>
          <table:table-cell table:style-name="ce3" office:value-type="string" calcext:value-type="string">
            <text:p>7.06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L</text:p>
          </table:table-cell>
          <table:table-cell table:style-name="ce3" office:value-type="date" office:date-value="5985-06-01" calcext:value-type="date">
            <text:p>6.59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N</text:p>
          </table:table-cell>
          <table:table-cell table:style-name="ce3" office:value-type="date" office:date-value="2721-06-01" calcext:value-type="date">
            <text:p>6.27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3" office:value-type="date" office:date-value="9904-05-01" calcext:value-type="date">
            <text:p>5.99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3" office:value-type="date" office:date-value="5260-05-01" calcext:value-type="date">
            <text:p>5.52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W</text:p>
          </table:table-cell>
          <table:table-cell table:style-name="ce3" office:value-type="date" office:date-value="4282-05-01" calcext:value-type="date">
            <text:p>5.42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H</text:p>
          </table:table-cell>
          <table:table-cell table:style-name="ce3" office:value-type="date" office:date-value="9583-03-01" calcext:value-type="date">
            <text:p>3.95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S</text:p>
          </table:table-cell>
          <table:table-cell table:style-name="ce3" office:value-type="date" office:date-value="2000-03-01" calcext:value-type="date">
            <text:p>3.2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</text:p>
          </table:table-cell>
          <table:table-cell table:style-name="ce3" office:value-type="date" office:date-value="5946-02-01" calcext:value-type="date">
            <text:p>2.59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Q</text:p>
          </table:table-cell>
          <table:table-cell table:style-name="ce3" office:value-type="date" office:date-value="3750-01-01" calcext:value-type="date">
            <text:p>1.3750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_5f_01" style:display-name="PageStyle_ex_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_5f_02" style:display-name="PageStyle_ex_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_5f_03" style:display-name="PageStyle_ex_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_5f_04" style:display-name="PageStyle_ex_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_5f_05" style:display-name="PageStyle_ex_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_5f_06" style:display-name="PageStyle_ex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_5f_07" style:display-name="PageStyle_ex_0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4526" meta:object-count="0"/>
    <meta:generator>LibreOfficeDev/6.0.5.2$Linux_X86_64 LibreOffice_project/</meta:generator>
  </office:meta>
</office:document-meta>
</file>